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HAMECN+TimesNewRoman" svg:font-family="HAMECN+TimesNewRoman" style:font-family-generic="roman" style:font-pitch="variable"/>
    <style:font-face style:name="HAMEHF+TimesNewRoman" svg:font-family="HAMEHF+TimesNewRoman" style:font-family-generic="system" style:font-pitch="variable"/>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Lucida Bright" svg:font-family="Lucida Bright" style:font-family-generic="roman" style:font-pitch="variable"/>
    <style:font-face style:name="Mangal" svg:font-family="Mangal" style:font-family-generic="roman" style:font-pitch="variable" svg:panose-1="0 0 4 0 0 0 0 0 0 0"/>
    <style:font-face style:name="Matura MT Script Capitals" svg:font-family="Matura MT Script Capitals" style:font-family-generic="script" style:font-pitch="variable"/>
    <style:font-face style:name="Arial Rounded" svg:font-family="Arial Rounded" style:font-family-generic="system" style:font-pitch="variable"/>
    <style:font-face style:name="EB Garamond" svg:font-family="EB Garamond" style:font-family-generic="system" style:font-pitch="variable"/>
  </office:font-face-decls>
  <office:automatic-styles>
    <style:style style:name="P1" style:parent-style-name="Standard" style:master-page-name="MPF0" style:family="paragraph">
      <style:paragraph-properties fo:widows="0" fo:orphans="0" fo:break-before="page" fo:line-height="115%" style:page-number="1"/>
      <style:text-properties style:font-name="Arial" style:font-name-asian="Arial" style:font-name-complex="Arial" fo:color="#000000" fo:font-size="11pt" style:font-size-asian="11pt" style:font-size-complex="11pt"/>
    </style:style>
    <style:style style:name="TableColumn51" style:family="table-column">
      <style:table-column-properties style:column-width="6.309in" style:use-optimal-column-width="false"/>
    </style:style>
    <style:style style:name="Table50" style:family="table" style:master-page-name="MPF1">
      <style:table-properties style:width="6.309in" fo:margin-left="-0.0097in" table:align="left"/>
    </style:style>
    <style:style style:name="TableRow52" style:family="table-row">
      <style:table-row-properties style:use-optimal-row-height="false"/>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break-before="page" fo:text-align="center" fo:margin-left="-0.0722in" fo:margin-right="-0.0798in">
        <style:tab-stops/>
      </style:paragraph-properties>
    </style:style>
    <style:style style:name="T101" style:parent-style-name="DefaultParagraphFont" style:family="text">
      <style:text-properties style:font-name="Matura MT Script Capitals" style:font-name-asian="Matura MT Script Capitals" style:font-name-complex="Matura MT Script Capitals" fo:font-size="16pt" style:font-size-asian="16pt" style:font-size-complex="16pt"/>
    </style:style>
    <style:style style:name="T102" style:parent-style-name="DefaultParagraphFont" style:family="text">
      <style:text-properties style:font-name="Arial Rounded" style:font-name-asian="Arial Rounded" style:font-name-complex="Arial Rounded" fo:font-weight="bold" style:font-weight-asian="bold" fo:font-size="16pt" style:font-size-asian="16pt" style:font-size-complex="16pt"/>
    </style:style>
    <style:style style:name="T103" style:parent-style-name="DefaultParagraphFont" style:family="text">
      <style:text-properties style:font-name="EB Garamond" style:font-name-asian="EB Garamond" style:font-name-complex="EB Garamond" fo:font-size="13pt" style:font-size-asian="13pt" style:font-size-complex="13pt"/>
    </style:style>
    <style:style style:name="P104" style:parent-style-name="Standard" style:family="paragraph">
      <style:paragraph-properties fo:text-align="center" fo:line-height="150%" fo:margin-left="-0.0722in" fo:margin-right="-0.0798in">
        <style:tab-stops/>
      </style:paragraph-properties>
    </style:style>
    <style:style style:name="T105" style:parent-style-name="DefaultParagraphFont" style:family="text">
      <style:text-properties style:font-name="EB Garamond" style:font-name-asian="EB Garamond" style:font-name-complex="EB Garamond" fo:font-size="11pt" style:font-size-asian="11pt" style:font-size-complex="11pt"/>
    </style:style>
    <style:style style:name="P106" style:parent-style-name="Standard" style:family="paragraph">
      <style:paragraph-properties fo:text-align="end" fo:margin-top="0.0416in" fo:line-height="100%" fo:margin-right="0.7166in"/>
    </style:style>
    <style:style style:name="T107" style:parent-style-name="DefaultParagraphFont" style:family="text">
      <style:text-properties style:font-name="Lucida Bright" style:font-name-asian="Lucida Bright" style:font-name-complex="Lucida Bright" fo:color="#000000" fo:font-size="8pt" style:font-size-asian="8pt" style:font-size-complex="8pt"/>
    </style:style>
    <style:style style:name="P108" style:parent-style-name="Standard" style:family="paragraph">
      <style:paragraph-properties fo:text-align="center"/>
      <style:text-properties fo:color="#000000" fo:font-size="14pt" style:font-size-asian="14pt" style:font-size-complex="14pt"/>
    </style:style>
    <style:style style:name="P109" style:parent-style-name="Standard" style:family="paragraph">
      <style:paragraph-properties fo:text-align="center"/>
    </style:style>
    <style:style style:name="T11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11" style:parent-style-name="Standard" style:family="paragraph">
      <style:paragraph-properties fo:text-align="center"/>
      <style:text-properties fo:color="#000000"/>
    </style:style>
    <style:style style:name="P112" style:parent-style-name="HTMLPreformatted" style:family="paragraph">
      <style:paragraph-properties fo:text-align="center" style:line-height-at-least="0.375in" fo:background-color="#F8F9FA"/>
    </style:style>
    <style:style style:name="T113" style:parent-style-name="DefaultParagraphFont" style:family="text">
      <style:text-properties style:font-name="Times New Roman" style:font-name-asian="Linux Libertine G" style:font-name-complex="Times New Roman" fo:font-weight="bold" style:font-weight-asian="bold" fo:font-size="14pt" style:font-size-asian="14pt" style:font-size-complex="14pt" style:language-asian="ar" style:country-asian="SA"/>
    </style:style>
    <style:style style:name="P114" style:parent-style-name="Standard" style:family="paragraph">
      <style:paragraph-properties fo:text-align="center"/>
    </style:style>
    <style:style style:name="P115" style:parent-style-name="Standard" style:family="paragraph">
      <style:paragraph-properties fo:text-align="center"/>
      <style:text-properties fo:color="#000000"/>
    </style:style>
    <style:style style:name="P116" style:parent-style-name="Standard" style:family="paragraph">
      <style:paragraph-properties fo:text-align="center"/>
    </style:style>
    <style:style style:name="T117" style:parent-style-name="DefaultParagraphFont" style:family="text">
      <style:text-properties fo:font-weight="bold" style:font-weight-asian="bold" fo:color="#000000" fo:font-size="11pt" style:font-size-asian="11pt" style:font-size-complex="11pt"/>
    </style:style>
    <style:style style:name="T118" style:parent-style-name="DefaultParagraphFont" style:family="text">
      <style:text-properties fo:font-weight="bold" style:font-weight-asian="bold" fo:color="#000000" fo:font-size="11pt" style:font-size-asian="11pt" style:font-size-complex="11pt"/>
    </style:style>
    <style:style style:name="T119" style:parent-style-name="DefaultParagraphFont" style:family="text">
      <style:text-properties fo:font-weight="bold" style:font-weight-asian="bold" fo:color="#000000" fo:font-size="11pt" style:font-size-asian="11pt" style:font-size-complex="11pt"/>
    </style:style>
    <style:style style:name="P120" style:parent-style-name="Standard" style:family="paragraph">
      <style:paragraph-properties fo:text-align="center"/>
    </style:style>
    <style:style style:name="T121" style:parent-style-name="DefaultParagraphFont" style:family="text">
      <style:text-properties fo:color="#000000" fo:font-size="10pt" style:font-size-asian="10pt" style:font-size-complex="10pt"/>
    </style:style>
    <style:style style:name="T122" style:parent-style-name="DefaultParagraphFont" style:family="text">
      <style:text-properties fo:color="#000000" fo:font-size="10pt" style:font-size-asian="10pt" style:font-size-complex="10pt"/>
    </style:style>
    <style:style style:name="T123" style:parent-style-name="DefaultParagraphFont" style:family="text">
      <style:text-properties fo:color="#000000" fo:font-size="10pt" style:font-size-asian="10pt" style:font-size-complex="10pt"/>
    </style:style>
    <style:style style:name="T124" style:parent-style-name="DefaultParagraphFont" style:family="text">
      <style:text-properties fo:color="#000000" fo:font-size="10pt" style:font-size-asian="10pt" style:font-size-complex="10pt"/>
    </style:style>
    <style:style style:name="T125" style:parent-style-name="DefaultParagraphFont" style:family="text">
      <style:text-properties fo:color="#000000" fo:font-size="10pt" style:font-size-asian="10pt" style:font-size-complex="10pt"/>
    </style:style>
    <style:style style:name="T126" style:parent-style-name="DefaultParagraphFont" style:family="text">
      <style:text-properties fo:color="#000000" fo:font-size="10pt" style:font-size-asian="10pt" style:font-size-complex="10pt"/>
    </style:style>
    <style:style style:name="P127" style:parent-style-name="Standard" style:family="paragraph">
      <style:paragraph-properties fo:text-align="center"/>
    </style:style>
    <style:style style:name="T128" style:parent-style-name="DefaultParagraphFont" style:family="text">
      <style:text-properties fo:color="#000000" fo:font-size="10pt" style:font-size-asian="10pt" style:font-size-complex="10pt"/>
    </style:style>
    <style:style style:name="P129" style:parent-style-name="Standard" style:family="paragraph">
      <style:paragraph-properties fo:text-align="center"/>
      <style:text-properties fo:color="#000000" fo:font-size="10pt" style:font-size-asian="10pt" style:font-size-complex="10pt"/>
    </style:style>
    <style:style style:name="TableColumn131" style:family="table-column">
      <style:table-column-properties style:column-width="2.3715in" style:use-optimal-column-width="false"/>
    </style:style>
    <style:style style:name="TableColumn132" style:family="table-column">
      <style:table-column-properties style:column-width="3.9472in" style:use-optimal-column-width="false"/>
    </style:style>
    <style:style style:name="Table130" style:family="table">
      <style:table-properties style:width="6.3187in" fo:margin-left="-0.0097in" table:align="left"/>
    </style:style>
    <style:style style:name="TableRow133" style:family="table-row">
      <style:table-row-properties style:use-optimal-row-height="false"/>
    </style:style>
    <style:style style:name="TableCell134" style:family="table-cell">
      <style:table-cell-properties fo:border-top="none" fo:border-left="none" fo:border-bottom="0.0416in solid #009900" fo:border-right="0.0069in solid #000000" style:writing-mode="lr-tb" fo:padding-top="0in" fo:padding-left="0.075in" fo:padding-bottom="0in" fo:padding-right="0.075in"/>
    </style:style>
    <style:style style:name="P135" style:parent-style-name="Standard" style:family="paragraph">
      <style:paragraph-properties fo:margin-left="-0.0625in">
        <style:tab-stops/>
      </style:paragraph-properties>
    </style:style>
    <style:style style:name="T136" style:parent-style-name="DefaultParagraphFont" style:family="text">
      <style:text-properties fo:font-weight="bold" style:font-weight-asian="bold" fo:color="#000000" fo:font-size="10pt" style:font-size-asian="10pt" style:font-size-complex="10pt"/>
    </style:style>
    <style:style style:name="P137" style:parent-style-name="Standard" style:family="paragraph">
      <style:paragraph-properties fo:margin-left="-0.0625in">
        <style:tab-stops/>
      </style:paragraph-properties>
    </style:style>
    <style:style style:name="T138" style:parent-style-name="DefaultParagraphFont" style:family="text">
      <style:text-properties fo:color="#000000" fo:font-size="10pt" style:font-size-asian="10pt" style:font-size-complex="10pt"/>
    </style:style>
    <style:style style:name="T139" style:parent-style-name="DefaultParagraphFont" style:family="text">
      <style:text-properties fo:color="#000000" fo:font-size="10pt" style:font-size-asian="10pt" style:font-size-complex="10pt"/>
    </style:style>
    <style:style style:name="T140" style:parent-style-name="DefaultParagraphFont" style:family="text">
      <style:text-properties fo:color="#000000" fo:font-size="10pt" style:font-size-asian="10pt" style:font-size-complex="10pt"/>
    </style:style>
    <style:style style:name="T141" style:parent-style-name="DefaultParagraphFont" style:family="text">
      <style:text-properties fo:color="#000000" fo:font-size="10pt" style:font-size-asian="10pt" style:font-size-complex="10pt"/>
    </style:style>
    <style:style style:name="T142" style:parent-style-name="DefaultParagraphFont" style:family="text">
      <style:text-properties fo:color="#000000" fo:font-size="10pt" style:font-size-asian="10pt" style:font-size-complex="10pt"/>
    </style:style>
    <style:style style:name="T143" style:parent-style-name="DefaultParagraphFont" style:family="text">
      <style:text-properties fo:color="#000000" fo:font-size="10pt" style:font-size-asian="10pt" style:font-size-complex="10pt"/>
    </style:style>
    <style:style style:name="P144" style:parent-style-name="Standard" style:family="paragraph">
      <style:paragraph-properties fo:margin-left="-0.0625in">
        <style:tab-stops/>
      </style:paragraph-properties>
    </style:style>
    <style:style style:name="T145" style:parent-style-name="DefaultParagraphFont" style:family="text">
      <style:text-properties fo:color="#000000" fo:font-size="10pt" style:font-size-asian="10pt" style:font-size-complex="10pt"/>
    </style:style>
    <style:style style:name="P146" style:parent-style-name="Standard" style:family="paragraph">
      <style:paragraph-properties fo:margin-left="-0.0625in">
        <style:tab-stops/>
      </style:paragraph-properties>
    </style:style>
    <style:style style:name="T147" style:parent-style-name="DefaultParagraphFont" style:family="text">
      <style:text-properties fo:color="#000000" fo:font-size="10pt" style:font-size-asian="10pt" style:font-size-complex="10pt"/>
    </style:style>
    <style:style style:name="P148" style:parent-style-name="Standard" style:family="paragraph">
      <style:paragraph-properties fo:margin-left="-0.0625in">
        <style:tab-stops/>
      </style:paragraph-properties>
    </style:style>
    <style:style style:name="T149" style:parent-style-name="DefaultParagraphFont" style:family="text">
      <style:text-properties fo:color="#000000" fo:font-size="10pt" style:font-size-asian="10pt" style:font-size-complex="10pt"/>
    </style:style>
    <style:style style:name="P150" style:parent-style-name="Standard" style:family="paragraph">
      <style:paragraph-properties fo:margin-left="-0.0625in">
        <style:tab-stops/>
      </style:paragraph-properties>
      <style:text-properties fo:color="#000000" fo:font-size="10pt" style:font-size-asian="10pt" style:font-size-complex="10pt"/>
    </style:style>
    <style:style style:name="P151" style:parent-style-name="Standard" style:family="paragraph">
      <style:paragraph-properties fo:margin-left="-0.0625in">
        <style:tab-stops/>
      </style:paragraph-properties>
    </style:style>
    <style:style style:name="T152" style:parent-style-name="DefaultParagraphFont" style:family="text">
      <style:text-properties fo:font-weight="bold" style:font-weight-asian="bold" fo:color="#000000" fo:font-size="10pt" style:font-size-asian="10pt" style:font-size-complex="10pt"/>
    </style:style>
    <style:style style:name="P153" style:parent-style-name="Standard" style:family="paragraph">
      <style:paragraph-properties fo:margin-left="-0.0625in">
        <style:tab-stops/>
      </style:paragraph-properties>
    </style:style>
    <style:style style:name="T154" style:parent-style-name="DefaultParagraphFont" style:family="text">
      <style:text-properties fo:font-weight="bold" style:font-weight-asian="bold" fo:font-style="italic" style:font-style-asian="italic" fo:color="#000000" fo:font-size="10pt" style:font-size-asian="10pt" style:font-size-complex="10pt"/>
    </style:style>
    <style:style style:name="P155" style:parent-style-name="Standard" style:family="paragraph">
      <style:paragraph-properties fo:margin-left="-0.0625in">
        <style:tab-stops/>
      </style:paragraph-properties>
    </style:style>
    <style:style style:name="T156" style:parent-style-name="DefaultParagraphFont" style:family="text">
      <style:text-properties fo:color="#000000" fo:font-size="10pt" style:font-size-asian="10pt" style:font-size-complex="10pt"/>
    </style:style>
    <style:style style:name="P157" style:parent-style-name="Standard" style:family="paragraph">
      <style:paragraph-properties fo:margin-left="-0.0625in">
        <style:tab-stops/>
      </style:paragraph-properties>
    </style:style>
    <style:style style:name="T158" style:parent-style-name="DefaultParagraphFont" style:family="text">
      <style:text-properties fo:font-weight="bold" style:font-weight-asian="bold" fo:font-style="italic" style:font-style-asian="italic" fo:color="#000000" fo:font-size="10pt" style:font-size-asian="10pt" style:font-size-complex="10pt"/>
    </style:style>
    <style:style style:name="P159" style:parent-style-name="Standard" style:family="paragraph">
      <style:paragraph-properties fo:margin-left="-0.0625in">
        <style:tab-stops/>
      </style:paragraph-properties>
    </style:style>
    <style:style style:name="T160" style:parent-style-name="DefaultParagraphFont" style:family="text">
      <style:text-properties fo:color="#000000" fo:font-size="10pt" style:font-size-asian="10pt" style:font-size-complex="10pt"/>
    </style:style>
    <style:style style:name="P161" style:parent-style-name="Standard" style:family="paragraph">
      <style:paragraph-properties fo:margin-left="-0.0625in">
        <style:tab-stops/>
      </style:paragraph-properties>
      <style:text-properties fo:color="#000000" fo:font-size="10pt" style:font-size-asian="10pt" style:font-size-complex="10pt"/>
    </style:style>
    <style:style style:name="P162" style:parent-style-name="Standard" style:family="paragraph">
      <style:paragraph-properties fo:margin-left="-0.0625in">
        <style:tab-stops/>
      </style:paragraph-properties>
    </style:style>
    <style:style style:name="T163" style:parent-style-name="DefaultParagraphFont" style:family="text">
      <style:text-properties fo:font-weight="bold" style:font-weight-asian="bold" fo:color="#000000" fo:font-size="10pt" style:font-size-asian="10pt" style:font-size-complex="10pt"/>
    </style:style>
    <style:style style:name="P164" style:parent-style-name="Standard" style:family="paragraph">
      <style:paragraph-properties fo:margin-left="-0.0625in">
        <style:tab-stops/>
      </style:paragraph-properties>
    </style:style>
    <style:style style:name="T165" style:parent-style-name="DefaultParagraphFont" style:family="text">
      <style:text-properties fo:color="#000000" fo:font-size="10pt" style:font-size-asian="10pt" style:font-size-complex="10pt"/>
    </style:style>
    <style:style style:name="TableCell166" style:family="table-cell">
      <style:table-cell-properties fo:border-top="none" fo:border-left="0.0069in solid #000000" fo:border-bottom="0.0416in solid #009900" fo:border-right="none" style:writing-mode="lr-tb" fo:padding-top="0in" fo:padding-left="0.075in" fo:padding-bottom="0in" fo:padding-right="0.075in"/>
    </style:style>
    <style:style style:name="P167" style:parent-style-name="Standard" style:family="paragraph">
      <style:paragraph-properties fo:text-align="justify"/>
    </style:style>
    <style:style style:name="T168" style:parent-style-name="DefaultParagraphFont" style:family="text">
      <style:text-properties fo:font-weight="bold" style:font-weight-asian="bold" fo:color="#000000" fo:font-size="10pt" style:font-size-asian="10pt" style:font-size-complex="10pt"/>
    </style:style>
    <style:style style:name="P169" style:parent-style-name="ListParagraph" style:family="paragraph">
      <style:paragraph-properties fo:text-align="justify" fo:margin-bottom="0in" fo:line-height="150%" fo:text-indent="0.5in"/>
    </style:style>
    <style:style style:name="T170" style:parent-style-name="DefaultParagraphFont" style:family="text">
      <style:text-properties fo:color="#000000" fo:font-size="10pt" style:font-size-asian="10pt" style:font-size-complex="10pt"/>
    </style:style>
    <style:style style:name="T171" style:parent-style-name="DefaultParagraphFont" style:family="text">
      <style:text-properties fo:color="#000000" fo:font-size="10pt" style:font-size-asian="10pt" style:font-size-complex="10pt"/>
    </style:style>
    <style:style style:name="P172" style:parent-style-name="ListParagraph" style:family="paragraph">
      <style:paragraph-properties fo:text-align="justify" fo:margin-bottom="0in" fo:line-height="150%" fo:text-indent="0.5in"/>
      <style:text-properties fo:color="#000000" fo:font-size="10pt" style:font-size-asian="10pt" style:font-size-complex="10pt"/>
    </style:style>
    <style:style style:name="P173" style:parent-style-name="Standard" style:family="paragraph">
      <style:paragraph-properties fo:text-align="justify" fo:margin-right="-0.068in"/>
    </style:style>
    <style:style style:name="P174" style:parent-style-name="Standard" style:family="paragraph">
      <style:paragraph-properties fo:text-align="center"/>
    </style:style>
    <style:style style:name="P175" style:parent-style-name="Standard" style:family="paragraph">
      <style:paragraph-properties fo:line-height="115%">
        <style:tab-stops>
          <style:tab-stop style:type="left" style:position="0.2361in"/>
        </style:tab-stops>
      </style:paragraph-properties>
    </style:style>
    <style:style style:name="T176" style:parent-style-name="DefaultParagraphFont" style:family="text">
      <style:text-properties fo:font-weight="bold" style:font-weight-asian="bold" fo:font-variant="small-caps"/>
    </style:style>
    <style:style style:name="P177" style:parent-style-name="ListParagraph" style:family="paragraph">
      <style:paragraph-properties fo:text-align="justify" fo:margin-bottom="0in" fo:margin-left="0.4923in">
        <style:tab-stops/>
      </style:paragraph-properties>
      <style:text-properties style:font-name="Times New Roman" style:font-name-complex="Times New Roman" style:font-weight-complex="bold" fo:font-size="12pt" style:font-size-asian="12pt" style:font-size-complex="12pt"/>
    </style:style>
    <style:style style:name="P178" style:parent-style-name="ListParagraph" style:family="paragraph">
      <style:paragraph-properties fo:text-align="justify" fo:margin-bottom="0in" fo:text-indent="0.5in"/>
      <style:text-properties style:font-name="Times New Roman" style:font-name-complex="Times New Roman" style:font-weight-complex="bold" fo:font-size="12pt" style:font-size-asian="12pt" style:font-size-complex="12pt"/>
    </style:style>
    <style:style style:name="P179" style:parent-style-name="ListParagraph" style:family="paragraph">
      <style:paragraph-properties fo:text-align="justify" fo:margin-bottom="0in" fo:text-indent="0.5in"/>
      <style:text-properties style:font-name="Times New Roman" style:font-name-complex="Times New Roman" style:font-weight-complex="bold" fo:font-size="12pt" style:font-size-asian="12pt" style:font-size-complex="12pt"/>
    </style:style>
    <style:style style:name="P180" style:parent-style-name="Standard" style:family="paragraph">
      <style:paragraph-properties fo:text-align="justify" fo:line-height="115%" fo:text-indent="0.5in"/>
    </style:style>
    <style:style style:name="P181" style:parent-style-name="Standard" style:family="paragraph">
      <style:paragraph-properties fo:text-align="justify" fo:text-indent="0.5in"/>
    </style:style>
    <style:style style:name="P182" style:parent-style-name="Standard" style:family="paragraph">
      <style:paragraph-properties fo:line-height="115%">
        <style:tab-stops>
          <style:tab-stop style:type="left" style:position="0.2361in"/>
        </style:tab-stops>
      </style:paragraph-properties>
    </style:style>
    <style:style style:name="T183" style:parent-style-name="DefaultParagraphFont" style:family="text">
      <style:text-properties fo:font-weight="bold" style:font-weight-asian="bold" fo:font-variant="small-caps"/>
    </style:style>
    <style:style style:name="P184" style:parent-style-name="ListParagraph" style:family="paragraph">
      <style:paragraph-properties fo:text-align="justify" fo:margin-bottom="0in" fo:text-indent="0.5in"/>
      <style:text-properties style:font-name="Times New Roman" style:font-name-complex="Times New Roman" style:font-weight-complex="bold" fo:font-size="12pt" style:font-size-asian="12pt" style:font-size-complex="12pt"/>
    </style:style>
    <style:style style:name="P185" style:parent-style-name="Standard" style:family="paragraph">
      <style:paragraph-properties fo:line-height="115%">
        <style:tab-stops>
          <style:tab-stop style:type="left" style:position="0.2361in"/>
        </style:tab-stops>
      </style:paragraph-properties>
    </style:style>
    <style:style style:name="T186" style:parent-style-name="DefaultParagraphFont" style:family="text">
      <style:text-properties fo:font-weight="bold" style:font-weight-asian="bold" fo:font-variant="small-caps"/>
    </style:style>
    <style:style style:name="P187" style:parent-style-name="Normal" style:family="paragraph">
      <style:paragraph-properties fo:line-height="150%"/>
      <style:text-properties style:font-name="Times New Roman" style:font-name-complex="Times New Roman" fo:font-weight="bold" style:font-weight-asian="bold" style:font-weight-complex="bold"/>
    </style:style>
    <style:style style:name="P188" style:parent-style-name="Normal" style:family="paragraph">
      <style:paragraph-properties fo:text-align="justify" fo:line-height="150%"/>
    </style:style>
    <style:style style:name="T189" style:parent-style-name="DefaultParagraphFont" style:family="text">
      <style:text-properties style:font-name="Times New Roman" style:font-name-complex="Times New Roman" fo:font-weight="bold" style:font-weight-asian="bold" style:font-weight-complex="bold"/>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style:style>
    <style:style style:name="T202" style:parent-style-name="FootnoteReference" style:family="text">
      <style:text-properties style:font-name="Times New Roman" style:font-name-complex="Times New Roman"/>
    </style:style>
    <style:style style:name="P203" style:parent-style-name="Normal" style:family="paragraph">
      <style:paragraph-properties fo:text-align="justify" fo:line-height="150%" fo:text-indent="0.5i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FootnoteReference"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P223" style:parent-style-name="Normal" style:family="paragraph">
      <style:paragraph-properties fo:text-align="justify" fo:line-height="150%" fo:text-indent="0.5in"/>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style:style>
    <style:style style:name="T236" style:parent-style-name="DefaultParagraphFont" style:family="text">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style:style>
    <style:style style:name="T240" style:parent-style-name="DefaultParagraphFont" style:family="text">
      <style:text-properties style:font-name="Times New Roman" style:font-name-complex="Times New Roman"/>
    </style:style>
    <style:style style:name="T241" style:parent-style-name="DefaultParagraphFont" style:family="text">
      <style:text-properties style:font-name="Times New Roman" style:font-name-complex="Times New Roman"/>
    </style:style>
    <style:style style:name="T242" style:parent-style-name="FootnoteReference" style:family="text">
      <style:text-properties style:font-name="Times New Roman" style:font-name-complex="Times New Roman"/>
    </style:style>
    <style:style style:name="P243" style:parent-style-name="Normal" style:family="paragraph">
      <style:paragraph-properties fo:text-align="justify" fo:line-height="150%" fo:text-indent="0.5in"/>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style:style>
    <style:style style:name="T250" style:parent-style-name="DefaultParagraphFont" style:family="text">
      <style:text-properties style:font-name="Times New Roman" style:font-name-complex="Times New Roman"/>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T254" style:parent-style-name="FootnoteReference" style:family="text">
      <style:text-properties style:font-name="Times New Roman" style:font-name-complex="Times New Roman"/>
    </style:style>
    <style:style style:name="P255" style:parent-style-name="Normal" style:family="paragraph">
      <style:paragraph-properties fo:text-align="justify" fo:line-height="150%" fo:text-indent="0.5i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T288" style:parent-style-name="DefaultParagraphFont" style:family="text">
      <style:text-properties style:font-name="Times New Roman" style:font-name-complex="Times New Roman"/>
    </style:style>
    <style:style style:name="T289" style:parent-style-name="FootnoteReference" style:family="text">
      <style:text-properties style:font-name="Times New Roman" style:font-name-complex="Times New Roman"/>
    </style:style>
    <style:style style:name="P290" style:parent-style-name="Normal" style:family="paragraph">
      <style:paragraph-properties fo:text-align="justify" fo:line-height="150%" fo:text-indent="0.5in"/>
      <style:text-properties style:font-name="Times New Roman" style:font-name-complex="Times New Roman"/>
    </style:style>
    <style:style style:name="P291" style:parent-style-name="Normal" style:family="paragraph">
      <style:paragraph-properties fo:text-align="justify" fo:line-height="150%"/>
      <style:text-properties style:font-name="Times New Roman" style:font-name-complex="Times New Roman"/>
    </style:style>
    <style:style style:name="P292" style:parent-style-name="Normal" style:family="paragraph">
      <style:paragraph-properties fo:text-align="justify" fo:line-height="150%"/>
      <style:text-properties style:font-name="Times New Roman" style:font-name-complex="Times New Roman"/>
    </style:style>
    <style:style style:name="P293" style:parent-style-name="Normal" style:family="paragraph">
      <style:paragraph-properties fo:text-align="justify" fo:line-height="150%"/>
      <style:text-properties style:font-name="Times New Roman" style:font-name-complex="Times New Roman"/>
    </style:style>
    <style:style style:name="P294" style:parent-style-name="Normal" style:family="paragraph">
      <style:paragraph-properties fo:break-before="page" fo:text-align="justify" fo:line-height="150%"/>
      <style:text-properties style:font-name="Times New Roman" style:font-name-complex="Times New Roman"/>
    </style:style>
    <style:style style:name="P295" style:parent-style-name="Normal" style:family="paragraph">
      <style:paragraph-properties fo:text-align="justify" fo:line-height="150%"/>
      <style:text-properties style:font-name="Times New Roman" style:font-name-complex="Times New Roman"/>
    </style:style>
    <style:style style:name="P296" style:parent-style-name="Normal" style:family="paragraph">
      <style:paragraph-properties fo:text-align="justify" fo:line-height="150%"/>
      <style:text-properties style:font-name="Times New Roman" style:font-name-complex="Times New Roman"/>
    </style:style>
    <style:style style:name="P297" style:parent-style-name="Normal" style:family="paragraph">
      <style:paragraph-properties fo:text-align="justify" fo:line-height="150%"/>
      <style:text-properties style:font-name="Times New Roman" style:font-name-complex="Times New Roman"/>
    </style:style>
    <style:style style:name="P298" style:parent-style-name="Normal" style:family="paragraph">
      <style:paragraph-properties fo:text-align="justify" fo:line-height="150%" fo:text-indent="0.5in"/>
      <style:text-properties style:font-name="Times New Roman" style:font-name-complex="Times New Roman"/>
    </style:style>
    <style:style style:name="P299" style:parent-style-name="Normal" style:family="paragraph">
      <style:paragraph-properties fo:line-height="150%"/>
    </style:style>
    <style:style style:name="T300" style:parent-style-name="DefaultParagraphFont" style:family="text">
      <style:text-properties style:font-name="Times New Roman" style:font-name-complex="Times New Roman" fo:font-weight="bold" style:font-weight-asian="bold" style:font-weight-complex="bold"/>
    </style:style>
    <style:style style:name="T301" style:parent-style-name="DefaultParagraphFont" style:family="text">
      <style:text-properties style:font-name="Times New Roman" style:font-name-complex="Times New Roman"/>
    </style:style>
    <style:style style:name="T302" style:parent-style-name="DefaultParagraphFont" style:family="text">
      <style:text-properties style:font-name="Times New Roman" style:font-name-complex="Times New Roman" fo:font-weight="bold" style:font-weight-asian="bold" style:font-weight-complex="bold"/>
    </style:style>
    <style:style style:name="T303" style:parent-style-name="DefaultParagraphFont" style:family="text">
      <style:text-properties style:font-name="Times New Roman" style:font-name-complex="Times New Roman" fo:font-weight="bold" style:font-weight-asian="bold" style:font-weight-complex="bold"/>
    </style:style>
    <style:style style:name="T304" style:parent-style-name="DefaultParagraphFont" style:family="text">
      <style:text-properties style:font-name="Times New Roman" style:font-name-complex="Times New Roman" fo:font-weight="bold" style:font-weight-asian="bold" style:font-weight-complex="bold"/>
    </style:style>
    <style:style style:name="P305" style:parent-style-name="Normal" style:family="paragraph">
      <style:paragraph-properties fo:text-align="justify" fo:line-height="150%" fo:text-indent="0.5in"/>
    </style:style>
    <style:style style:name="T306" style:parent-style-name="DefaultParagraphFont" style:family="text">
      <style:text-properties style:font-name="Times New Roman" style:font-name-complex="Times New Roman"/>
    </style:style>
    <style:style style:name="T307" style:parent-style-name="FootnoteReference" style:family="text">
      <style:text-properties style:font-name="Times New Roman" style:font-name-complex="Times New Roman"/>
    </style:style>
    <style:style style:name="T308" style:parent-style-name="DefaultParagraphFont" style:family="text">
      <style:text-properties style:font-name="Arial" style:font-name-complex="Arial"/>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T311" style:parent-style-name="FootnoteReference" style:family="text">
      <style:text-properties style:font-name="Times New Roman" style:font-name-complex="Times New Roman"/>
    </style:style>
    <style:style style:name="T312" style:parent-style-name="DefaultParagraphFont" style:family="text">
      <style:text-properties style:font-name="Arial" style:font-name-complex="Arial"/>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FootnoteReference" style:family="text">
      <style:text-properties style:font-name="Times New Roman" style:font-name-complex="Times New Roman"/>
    </style:style>
    <style:style style:name="T316" style:parent-style-name="DefaultParagraphFont" style:family="text">
      <style:text-properties style:font-name="Arial" style:font-name-complex="Arial"/>
    </style:style>
    <style:style style:name="T317" style:parent-style-name="DefaultParagraphFont" style:family="text">
      <style:text-properties style:font-name="Times New Roman" style:font-name-complex="Times New Roman"/>
    </style:style>
    <style:style style:name="T318" style:parent-style-name="DefaultParagraphFont" style:family="text">
      <style:text-properties style:font-name="Times New Roman" style:font-name-complex="Times New Roman"/>
    </style:style>
    <style:style style:name="T319" style:parent-style-name="DefaultParagraphFont" style:family="text">
      <style:text-properties style:font-name="Times New Roman" style:font-name-complex="Times New Roman"/>
    </style:style>
    <style:style style:name="T320" style:parent-style-name="FootnoteReference" style:family="text">
      <style:text-properties style:font-name="Times New Roman" style:font-name-complex="Times New Roman"/>
    </style:style>
    <style:style style:name="T321" style:parent-style-name="DefaultParagraphFont" style:family="text">
      <style:text-properties style:font-name="Arial" style:font-name-complex="Arial"/>
    </style:style>
    <style:style style:name="T322" style:parent-style-name="DefaultParagraphFont" style:family="text">
      <style:text-properties style:font-name="Times New Roman" style:font-name-complex="Times New Roman"/>
    </style:style>
    <style:style style:name="T323" style:parent-style-name="DefaultParagraphFont" style:family="text">
      <style:text-properties style:font-name="Times New Roman" style:font-name-complex="Times New Roman"/>
    </style:style>
    <style:style style:name="P324" style:parent-style-name="Normal" style:family="paragraph">
      <style:paragraph-properties fo:text-align="justify" fo:line-height="150%" fo:text-indent="0.5in"/>
      <style:text-properties style:font-name="Times New Roman" style:font-name-complex="Times New Roman"/>
    </style:style>
    <style:style style:name="P325" style:parent-style-name="Normal" style:family="paragraph">
      <style:paragraph-properties fo:text-align="justify" fo:line-height="150%" fo:text-indent="0.5in"/>
    </style:style>
    <style:style style:name="T326" style:parent-style-name="DefaultParagraphFont" style:family="text">
      <style:text-properties style:font-name="Times New Roman" style:font-name-complex="Times New Roman" fo:font-style="italic" style:font-style-asian="italic" style:font-style-complex="italic"/>
    </style:style>
    <style:style style:name="T327" style:parent-style-name="DefaultParagraphFont" style:family="text">
      <style:text-properties style:font-name="Times New Roman" style:font-name-complex="Times New Roman"/>
    </style:style>
    <style:style style:name="P328" style:parent-style-name="Normal" style:family="paragraph">
      <style:paragraph-properties fo:text-align="justify" fo:line-height="150%" fo:text-indent="0.5in"/>
      <style:text-properties style:font-name="Times New Roman" style:font-name-complex="Times New Roman"/>
    </style:style>
    <style:style style:name="P329" style:parent-style-name="Normal" style:family="paragraph">
      <style:paragraph-properties fo:text-align="justify" fo:line-height="150%" fo:text-indent="0.5in"/>
    </style:style>
    <style:style style:name="T330" style:parent-style-name="DefaultParagraphFont" style:family="text">
      <style:text-properties style:font-name="Times New Roman" style:font-name-complex="Times New Roman"/>
    </style:style>
    <style:style style:name="T331" style:parent-style-name="FootnoteReference" style:family="text">
      <style:text-properties style:font-name="Times New Roman" style:font-name-complex="Times New Roman"/>
    </style:style>
    <style:style style:name="P332" style:parent-style-name="Normal" style:family="paragraph">
      <style:paragraph-properties fo:text-align="justify" fo:line-height="150%" fo:text-indent="0.5in"/>
      <style:text-properties style:font-name="Times New Roman" style:font-name-complex="Times New Roman"/>
    </style:style>
    <style:style style:name="P333" style:parent-style-name="Normal" style:family="paragraph">
      <style:paragraph-properties fo:text-align="justify" fo:line-height="150%" fo:text-indent="0.5in"/>
      <style:text-properties style:font-name="Times New Roman" style:font-name-complex="Times New Roman"/>
    </style:style>
    <style:style style:name="P334" style:parent-style-name="Normal" style:family="paragraph">
      <style:paragraph-properties fo:text-align="justify" fo:line-height="150%" fo:text-indent="0.5in"/>
      <style:text-properties style:font-name="Times New Roman" style:font-name-complex="Times New Roman"/>
    </style:style>
    <style:style style:name="P335" style:parent-style-name="Normal" style:family="paragraph">
      <style:paragraph-properties fo:text-align="justify" fo:line-height="150%" fo:text-indent="0.5in"/>
      <style:text-properties style:font-name="Times New Roman" style:font-name-complex="Times New Roman"/>
    </style:style>
    <style:style style:name="P336" style:parent-style-name="Normal" style:family="paragraph">
      <style:paragraph-properties fo:text-align="justify" fo:line-height="150%" fo:text-indent="0.5in"/>
    </style:style>
    <style:style style:name="T337" style:parent-style-name="DefaultParagraphFont" style:family="text">
      <style:text-properties style:font-name="Times New Roman" style:font-name-complex="Times New Roman"/>
    </style:style>
    <style:style style:name="T338" style:parent-style-name="FootnoteReference" style:family="text">
      <style:text-properties style:font-name="Times New Roman" style:font-name-complex="Times New Roman"/>
    </style:style>
    <style:style style:name="P339" style:parent-style-name="Normal" style:family="paragraph">
      <style:paragraph-properties fo:line-height="150%"/>
      <style:text-properties style:font-name="Times New Roman" style:font-name-complex="Times New Roman" fo:font-weight="bold" style:font-weight-asian="bold" style:font-weight-complex="bold"/>
    </style:style>
    <style:style style:name="P340" style:parent-style-name="Normal" style:family="paragraph">
      <style:paragraph-properties fo:text-align="justify" fo:line-height="150%" fo:text-indent="0.5in"/>
    </style:style>
    <style:style style:name="T341" style:parent-style-name="DefaultParagraphFont" style:family="text">
      <style:text-properties style:font-name="Times New Roman" style:font-name-complex="Times New Roman"/>
    </style:style>
    <style:style style:name="T342" style:parent-style-name="DefaultParagraphFont" style:family="text">
      <style:text-properties style:font-name="Times New Roman" style:font-name-complex="Times New Roman"/>
    </style:style>
    <style:style style:name="T343" style:parent-style-name="DefaultParagraphFont" style:family="text">
      <style:text-properties style:font-name="Times New Roman" style:font-name-complex="Times New Roman"/>
    </style:style>
    <style:style style:name="T344" style:parent-style-name="DefaultParagraphFont" style:family="text">
      <style:text-properties style:font-name="Times New Roman" style:font-name-complex="Times New Roman"/>
    </style:style>
    <style:style style:name="T345" style:parent-style-name="DefaultParagraphFont" style:family="text">
      <style:text-properties style:font-name="Times New Roman" style:font-name-complex="Times New Roman"/>
    </style:style>
    <style:style style:name="T346" style:parent-style-name="DefaultParagraphFont" style:family="text">
      <style:text-properties style:font-name="Times New Roman" style:font-name-complex="Times New Roman"/>
    </style:style>
    <style:style style:name="T347" style:parent-style-name="DefaultParagraphFont" style:family="text">
      <style:text-properties style:font-name="Times New Roman" style:font-name-complex="Times New Roman"/>
    </style:style>
    <style:style style:name="T348" style:parent-style-name="FootnoteReference" style:family="text">
      <style:text-properties style:font-name="Times New Roman" style:font-name-complex="Times New Roman"/>
    </style:style>
    <style:style style:name="T349" style:parent-style-name="DefaultParagraphFont" style:family="text">
      <style:text-properties style:font-name="Arial" style:font-name-complex="Arial"/>
    </style:style>
    <style:style style:name="P350" style:parent-style-name="Normal" style:family="paragraph">
      <style:paragraph-properties fo:text-align="justify" fo:line-height="150%" fo:text-indent="0.5in"/>
    </style:style>
    <style:style style:name="T351" style:parent-style-name="DefaultParagraphFont" style:family="text">
      <style:text-properties style:font-name="Times New Roman" style:font-name-complex="Times New Roman"/>
    </style:style>
    <style:style style:name="T352" style:parent-style-name="DefaultParagraphFont" style:family="text">
      <style:text-properties style:font-name="Times New Roman" style:font-name-complex="Times New Roman"/>
    </style:style>
    <style:style style:name="T353" style:parent-style-name="DefaultParagraphFont" style:family="text">
      <style:text-properties style:font-name="Times New Roman" style:font-name-complex="Times New Roman"/>
    </style:style>
    <style:style style:name="T354" style:parent-style-name="DefaultParagraphFont" style:family="text">
      <style:text-properties style:font-name="Times New Roman" style:font-name-complex="Times New Roman"/>
    </style:style>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style:style>
    <style:style style:name="T360" style:parent-style-name="DefaultParagraphFont" style:family="text">
      <style:text-properties style:font-name="Times New Roman" style:font-name-complex="Times New Roman"/>
    </style:style>
    <style:style style:name="T361" style:parent-style-name="DefaultParagraphFont" style:family="text">
      <style:text-properties style:font-name="Times New Roman" style:font-name-complex="Times New Roman"/>
    </style:style>
    <style:style style:name="T362" style:parent-style-name="DefaultParagraphFont" style:family="text">
      <style:text-properties style:font-name="Times New Roman" style:font-name-complex="Times New Roman"/>
    </style:style>
    <style:style style:name="T363" style:parent-style-name="DefaultParagraphFont" style:family="text">
      <style:text-properties style:font-name="Times New Roman" style:font-name-complex="Times New Roman"/>
    </style:style>
    <style:style style:name="T364" style:parent-style-name="DefaultParagraphFont" style:family="text">
      <style:text-properties style:font-name="Times New Roman" style:font-name-complex="Times New Roman"/>
    </style:style>
    <style:style style:name="T365" style:parent-style-name="FootnoteReference" style:family="text">
      <style:text-properties style:font-name="Times New Roman" style:font-name-complex="Times New Roman"/>
    </style:style>
    <style:style style:name="T366" style:parent-style-name="DefaultParagraphFont" style:family="text">
      <style:text-properties style:font-name="Arial" style:font-name-complex="Arial"/>
    </style:style>
    <style:style style:name="T367" style:parent-style-name="DefaultParagraphFont" style:family="text">
      <style:text-properties style:font-name="Times New Roman" style:font-name-complex="Times New Roman"/>
    </style:style>
    <style:style style:name="T368" style:parent-style-name="DefaultParagraphFont" style:family="text">
      <style:text-properties style:font-name="Times New Roman" style:font-name-complex="Times New Roman"/>
    </style:style>
    <style:style style:name="P369" style:parent-style-name="Normal" style:family="paragraph">
      <style:paragraph-properties fo:text-align="justify" fo:line-height="150%" fo:text-indent="0.5in"/>
      <style:text-properties style:font-name="Times New Roman" style:font-name-complex="Times New Roman"/>
    </style:style>
    <style:style style:name="P370" style:parent-style-name="Normal" style:family="paragraph">
      <style:paragraph-properties fo:text-align="justify" fo:line-height="150%" fo:text-indent="0.5in"/>
      <style:text-properties style:font-name="Times New Roman" style:font-name-complex="Times New Roman"/>
    </style:style>
    <style:style style:name="P371" style:parent-style-name="Normal" style:family="paragraph">
      <style:paragraph-properties fo:text-align="justify" fo:line-height="150%" fo:text-indent="0.5in"/>
      <style:text-properties style:font-name="Times New Roman" style:font-name-complex="Times New Roman"/>
    </style:style>
    <style:style style:name="P372" style:parent-style-name="Normal" style:family="paragraph">
      <style:paragraph-properties fo:text-align="justify" fo:line-height="150%" fo:text-indent="0.5in"/>
      <style:text-properties style:font-name="Times New Roman" style:font-name-complex="Times New Roman"/>
    </style:style>
    <style:style style:name="P373" style:parent-style-name="Normal" style:family="paragraph">
      <style:paragraph-properties fo:text-align="justify" fo:line-height="150%" fo:text-indent="0.5in"/>
      <style:text-properties style:font-name="Times New Roman" style:font-name-complex="Times New Roman"/>
    </style:style>
    <style:style style:name="P374" style:parent-style-name="Normal" style:family="paragraph">
      <style:paragraph-properties fo:text-align="justify" fo:line-height="150%" fo:text-indent="0.5in"/>
      <style:text-properties style:font-name="Times New Roman" style:font-name-complex="Times New Roman"/>
    </style:style>
    <style:style style:name="P375" style:parent-style-name="Normal" style:family="paragraph">
      <style:paragraph-properties fo:text-align="justify" fo:line-height="150%" fo:text-indent="0.5in"/>
    </style:style>
    <style:style style:name="T376" style:parent-style-name="DefaultParagraphFont" style:family="text">
      <style:text-properties style:font-name="Times New Roman" style:font-name-complex="Times New Roman"/>
    </style:style>
    <style:style style:name="T377" style:parent-style-name="DefaultParagraphFont" style:family="text">
      <style:text-properties style:font-name="Times New Roman" style:font-name-complex="Times New Roman"/>
    </style:style>
    <style:style style:name="T378" style:parent-style-name="DefaultParagraphFont" style:family="text">
      <style:text-properties style:font-name="Times New Roman" style:font-name-complex="Times New Roman"/>
    </style:style>
    <style:style style:name="T379" style:parent-style-name="DefaultParagraphFont" style:family="text">
      <style:text-properties style:font-name="Times New Roman" style:font-name-complex="Times New Roman"/>
    </style:style>
    <style:style style:name="T380" style:parent-style-name="FootnoteReference" style:family="text">
      <style:text-properties style:font-name="Times New Roman" style:font-name-complex="Times New Roman"/>
    </style:style>
    <style:style style:name="T381" style:parent-style-name="DefaultParagraphFont" style:family="text">
      <style:text-properties style:font-name="Arial" style:font-name-complex="Arial"/>
    </style:style>
    <style:style style:name="T382" style:parent-style-name="DefaultParagraphFont" style:family="text">
      <style:text-properties style:font-name="Times New Roman" style:font-name-complex="Times New Roman"/>
    </style:style>
    <style:style style:name="T383" style:parent-style-name="DefaultParagraphFont" style:family="text">
      <style:text-properties style:font-name="Times New Roman" style:font-name-complex="Times New Roman"/>
    </style:style>
    <style:style style:name="T384" style:parent-style-name="FootnoteReference" style:family="text">
      <style:text-properties style:font-name="Times New Roman" style:font-name-complex="Times New Roman"/>
    </style:style>
    <style:style style:name="T385" style:parent-style-name="DefaultParagraphFont" style:family="text">
      <style:text-properties style:font-name="Arial" style:font-name-complex="Arial"/>
    </style:style>
    <style:style style:name="T386" style:parent-style-name="DefaultParagraphFont" style:family="text">
      <style:text-properties style:font-name="Times New Roman" style:font-name-complex="Times New Roman"/>
    </style:style>
    <style:style style:name="T387" style:parent-style-name="DefaultParagraphFont" style:family="text">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T389" style:parent-style-name="DefaultParagraphFont" style:family="text">
      <style:text-properties style:font-name="Arial" style:font-name-complex="Arial"/>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style:style>
    <style:style style:name="T392" style:parent-style-name="DefaultParagraphFont" style:family="text">
      <style:text-properties style:font-name="Times New Roman" style:font-name-complex="Times New Roman"/>
    </style:style>
    <style:style style:name="P393" style:parent-style-name="Normal" style:family="paragraph">
      <style:paragraph-properties fo:text-align="justify" fo:line-height="150%" fo:text-indent="0.5in"/>
    </style:style>
    <style:style style:name="T394" style:parent-style-name="DefaultParagraphFont" style:family="text">
      <style:text-properties style:font-name="Times New Roman" style:font-name-complex="Times New Roman"/>
    </style:style>
    <style:style style:name="T395" style:parent-style-name="DefaultParagraphFont" style:family="text">
      <style:text-properties style:font-name="Times New Roman" style:font-name-complex="Times New Roman"/>
    </style:style>
    <style:style style:name="T396" style:parent-style-name="FootnoteReference" style:family="text">
      <style:text-properties style:font-name="Times New Roman" style:font-name-complex="Times New Roman"/>
    </style:style>
    <style:style style:name="T397" style:parent-style-name="DefaultParagraphFont" style:family="text">
      <style:text-properties style:font-name="Arial" style:font-name-complex="Arial"/>
    </style:style>
    <style:style style:name="P398" style:parent-style-name="Normal" style:family="paragraph">
      <style:paragraph-properties fo:text-align="justify" fo:line-height="150%" fo:text-indent="0.5in"/>
      <style:text-properties style:font-name="Times New Roman" style:font-name-complex="Times New Roman"/>
    </style:style>
    <style:style style:name="P399" style:parent-style-name="Normal" style:family="paragraph">
      <style:paragraph-properties fo:text-align="justify" fo:line-height="150%" fo:text-indent="0.5in"/>
      <style:text-properties style:font-name="Times New Roman" style:font-name-complex="Times New Roman"/>
    </style:style>
    <style:style style:name="P400" style:parent-style-name="Normal" style:family="paragraph">
      <style:paragraph-properties fo:text-align="justify" fo:line-height="150%" fo:text-indent="0.5in"/>
      <style:text-properties style:font-name="Times New Roman" style:font-name-complex="Times New Roman"/>
    </style:style>
    <style:style style:name="P401" style:parent-style-name="Normal" style:family="paragraph">
      <style:paragraph-properties fo:text-align="justify" fo:line-height="150%" fo:text-indent="0.5in"/>
      <style:text-properties style:font-name="Times New Roman" style:font-name-complex="Times New Roman"/>
    </style:style>
    <style:style style:name="P402" style:parent-style-name="Normal" style:family="paragraph">
      <style:paragraph-properties fo:text-align="justify" fo:line-height="150%" fo:text-indent="0.5in"/>
      <style:text-properties style:font-name="Times New Roman" style:font-name-complex="Times New Roman"/>
    </style:style>
    <style:style style:name="P403" style:parent-style-name="Normal" style:family="paragraph">
      <style:paragraph-properties fo:text-align="justify" fo:line-height="150%" fo:text-indent="0.5in"/>
      <style:text-properties style:font-name="Times New Roman" style:font-name-complex="Times New Roman"/>
    </style:style>
    <style:style style:name="P404" style:parent-style-name="Normal" style:family="paragraph">
      <style:paragraph-properties fo:text-align="justify" fo:line-height="150%" fo:text-indent="0.5in"/>
      <style:text-properties style:font-name="Times New Roman" style:font-name-complex="Times New Roman"/>
    </style:style>
    <style:style style:name="P405" style:parent-style-name="Normal" style:family="paragraph">
      <style:paragraph-properties fo:text-align="justify" fo:line-height="150%" fo:text-indent="0.5in"/>
    </style:style>
    <style:style style:name="T406" style:parent-style-name="DefaultParagraphFont" style:family="text">
      <style:text-properties style:font-name="Times New Roman" style:font-name-complex="Times New Roman"/>
    </style:style>
    <style:style style:name="T407" style:parent-style-name="FootnoteReference" style:family="text">
      <style:text-properties style:font-name="Times New Roman" style:font-name-complex="Times New Roman"/>
    </style:style>
    <style:style style:name="T408" style:parent-style-name="DefaultParagraphFont" style:family="text">
      <style:text-properties style:font-name="Arial" style:font-name-complex="Arial"/>
    </style:style>
    <style:style style:name="P409" style:parent-style-name="Standard" style:family="paragraph">
      <style:text-properties fo:color="#000000"/>
    </style:style>
    <style:style style:name="P410" style:parent-style-name="Standard" style:family="paragraph">
      <style:paragraph-properties fo:line-height="115%">
        <style:tab-stops>
          <style:tab-stop style:type="left" style:position="0.2361in"/>
        </style:tab-stops>
      </style:paragraph-properties>
    </style:style>
    <style:style style:name="T411" style:parent-style-name="DefaultParagraphFont" style:family="text">
      <style:text-properties fo:font-weight="bold" style:font-weight-asian="bold" fo:font-variant="small-caps"/>
    </style:style>
    <style:style style:name="P412" style:parent-style-name="Normal" style:family="paragraph">
      <style:paragraph-properties fo:text-align="justify" fo:line-height="150%" fo:text-indent="0.5in"/>
      <style:text-properties style:font-name="Times New Roman" style:font-name-complex="Times New Roman"/>
    </style:style>
    <style:style style:name="P413" style:parent-style-name="Normal" style:family="paragraph">
      <style:paragraph-properties fo:text-align="justify" fo:line-height="150%" fo:text-indent="0.5in"/>
      <style:text-properties style:font-name="Times New Roman" style:font-name-complex="Times New Roman"/>
    </style:style>
    <style:style style:name="P414" style:parent-style-name="Normal" style:family="paragraph">
      <style:paragraph-properties fo:text-align="justify" fo:line-height="150%" fo:text-indent="0.5in"/>
      <style:text-properties style:font-name="Times New Roman" style:font-name-complex="Times New Roman"/>
    </style:style>
    <style:style style:name="P415" style:parent-style-name="Normal" style:family="paragraph">
      <style:paragraph-properties fo:text-align="justify" fo:line-height="150%" fo:text-indent="0.5in"/>
      <style:text-properties style:font-name="Times New Roman" style:font-name-complex="Times New Roman"/>
    </style:style>
    <style:style style:name="P416" style:parent-style-name="Normal" style:family="paragraph">
      <style:paragraph-properties fo:text-align="justify" fo:line-height="150%" fo:text-indent="0.5in"/>
      <style:text-properties style:font-name="Times New Roman" style:font-name-complex="Times New Roman"/>
    </style:style>
    <style:style style:name="P417" style:parent-style-name="Normal" style:family="paragraph">
      <style:paragraph-properties fo:text-align="justify" fo:line-height="150%" fo:text-indent="0.5in"/>
      <style:text-properties style:font-name="Times New Roman" style:font-name-complex="Times New Roman"/>
    </style:style>
    <style:style style:name="P418" style:parent-style-name="Standard" style:family="paragraph">
      <style:paragraph-properties fo:text-align="justify" fo:line-height="115%" fo:text-indent="0.5in"/>
    </style:style>
    <style:style style:name="T419" style:parent-style-name="DefaultParagraphFont" style:family="text">
      <style:text-properties style:font-name="Times New Roman" style:font-name-complex="Times New Roman"/>
    </style:style>
    <style:style style:name="P420" style:parent-style-name="Standard" style:family="paragraph">
      <style:text-properties fo:color="#000000"/>
    </style:style>
    <style:style style:name="P421" style:parent-style-name="Standard" style:family="paragraph">
      <style:paragraph-properties fo:line-height="115%">
        <style:tab-stops>
          <style:tab-stop style:type="left" style:position="0.2361in"/>
        </style:tab-stops>
      </style:paragraph-properties>
    </style:style>
    <style:style style:name="T422" style:parent-style-name="DefaultParagraphFont" style:family="text">
      <style:text-properties fo:font-weight="bold" style:font-weight-asian="bold" fo:font-variant="small-caps"/>
    </style:style>
    <style:style style:name="P423" style:parent-style-name="FootnoteText" style:family="paragraph">
      <style:paragraph-properties fo:text-align="justify" fo:line-height="150%" fo:text-indent="0.3937in"/>
      <style:text-properties style:font-name="Times New Roman" style:font-name-complex="Times New Roman"/>
    </style:style>
    <style:style style:name="P424" style:parent-style-name="FootnoteText" style:family="paragraph">
      <style:paragraph-properties fo:text-align="justify" fo:line-height="150%"/>
      <style:text-properties style:font-name="Times New Roman" style:font-name-complex="Times New Roman"/>
    </style:style>
    <style:style style:name="P425" style:parent-style-name="FootnoteText" style:family="paragraph">
      <style:paragraph-properties fo:text-align="justify" fo:line-height="150%" fo:text-indent="0.5in"/>
      <style:text-properties style:font-name="Times New Roman" style:font-name-complex="Times New Roman"/>
    </style:style>
    <style:style style:name="P426" style:parent-style-name="FootnoteText" style:family="paragraph">
      <style:paragraph-properties fo:text-align="justify" fo:line-height="150%" fo:text-indent="0.5in"/>
      <style:text-properties style:font-name="Times New Roman" style:font-name-complex="Times New Roman"/>
    </style:style>
    <style:style style:name="P427" style:parent-style-name="FootnoteText" style:family="paragraph">
      <style:paragraph-properties fo:text-align="justify" fo:line-height="150%" fo:text-indent="0.5in"/>
      <style:text-properties style:font-name="Times New Roman" style:font-name-complex="Times New Roman"/>
    </style:style>
    <style:style style:name="P428" style:parent-style-name="FootnoteText" style:family="paragraph">
      <style:paragraph-properties fo:text-align="justify" fo:line-height="150%" fo:text-indent="0.5in"/>
      <style:text-properties style:font-name="Times New Roman" style:font-name-complex="Times New Roman"/>
    </style:style>
    <style:style style:name="P429" style:parent-style-name="FootnoteText" style:family="paragraph">
      <style:paragraph-properties fo:text-align="justify" fo:line-height="150%" fo:text-indent="0.5in"/>
      <style:text-properties style:font-name="Times New Roman" style:font-name-complex="Times New Roman"/>
    </style:style>
    <style:style style:name="P430" style:parent-style-name="FootnoteText" style:family="paragraph">
      <style:paragraph-properties fo:text-align="justify" fo:line-height="150%" fo:text-indent="0.5in"/>
      <style:text-properties style:font-name="Times New Roman" style:font-name-complex="Times New Roman"/>
    </style:style>
    <style:style style:name="P431" style:parent-style-name="FootnoteText" style:family="paragraph">
      <style:paragraph-properties fo:text-align="justify" fo:line-height="150%" fo:text-indent="0.5in"/>
      <style:text-properties style:font-name="Times New Roman" style:font-name-complex="Times New Roman"/>
    </style:style>
    <style:style style:name="P432" style:parent-style-name="FootnoteText" style:family="paragraph">
      <style:paragraph-properties fo:text-align="justify" fo:line-height="150%" fo:text-indent="0.5in"/>
      <style:text-properties style:font-name="Times New Roman" style:font-name-complex="Times New Roman"/>
    </style:style>
    <style:style style:name="P433" style:parent-style-name="FootnoteText" style:family="paragraph">
      <style:paragraph-properties fo:text-align="justify" fo:line-height="150%" fo:text-indent="0.5in"/>
      <style:text-properties style:font-name="Times New Roman" style:font-name-complex="Times New Roman"/>
    </style:style>
    <style:style style:name="P434" style:parent-style-name="FootnoteText" style:family="paragraph">
      <style:paragraph-properties fo:text-align="justify" fo:line-height="150%" fo:text-indent="0.5in"/>
      <style:text-properties style:font-name="Times New Roman" style:font-name-complex="Times New Roman"/>
    </style:style>
    <style:style style:name="P435" style:parent-style-name="FootnoteText" style:family="paragraph">
      <style:paragraph-properties fo:text-align="justify" fo:line-height="150%" fo:text-indent="0.5in"/>
      <style:text-properties style:font-name="Times New Roman" style:font-name-complex="Times New Roman"/>
    </style:style>
    <style:style style:name="P436" style:parent-style-name="FootnoteText" style:family="paragraph">
      <style:paragraph-properties fo:text-align="justify" fo:line-height="150%" fo:text-indent="0.5in"/>
      <style:text-properties style:font-name="Times New Roman" style:font-name-complex="Times New Roman"/>
    </style:style>
    <style:style style:name="P437" style:parent-style-name="FootnoteText" style:family="paragraph">
      <style:paragraph-properties fo:text-align="justify" fo:line-height="150%" fo:text-indent="0.5in"/>
      <style:text-properties style:font-name="Times New Roman" style:font-name-complex="Times New Roman"/>
    </style:style>
    <style:style style:name="P438" style:parent-style-name="FootnoteText" style:family="paragraph">
      <style:paragraph-properties fo:text-align="justify" fo:line-height="150%" fo:text-indent="0.5in"/>
      <style:text-properties style:font-name="Times New Roman" style:font-name-complex="Times New Roman"/>
    </style:style>
    <style:style style:name="P439" style:parent-style-name="FootnoteText" style:family="paragraph">
      <style:paragraph-properties fo:text-align="justify" fo:line-height="150%" fo:text-indent="0.5in"/>
      <style:text-properties style:font-name="Times New Roman" style:font-name-complex="Times New Roman"/>
    </style:style>
    <style:style style:name="P440" style:parent-style-name="FootnoteText" style:family="paragraph">
      <style:paragraph-properties fo:text-align="justify" fo:line-height="150%" fo:text-indent="0.5in"/>
      <style:text-properties style:font-name="Times New Roman" style:font-name-complex="Times New Roman"/>
    </style:style>
    <style:style style:name="P441" style:parent-style-name="FootnoteText" style:family="paragraph">
      <style:paragraph-properties fo:text-align="justify" fo:line-height="150%" fo:text-indent="0.5in"/>
      <style:text-properties style:font-name="Times New Roman" style:font-name-complex="Times New Roman"/>
    </style:style>
    <style:style style:name="P442" style:parent-style-name="Normal" style:family="paragraph">
      <style:paragraph-properties fo:line-height="150%"/>
      <style:text-properties style:font-name="Times New Roman" style:font-name-complex="Times New Roman" fo:font-weight="bold" style:font-weight-asian="bold" style:font-weight-complex="bold"/>
    </style:style>
    <style:style style:name="P443" style:parent-style-name="Standard" style:family="paragraph">
      <style:paragraph-properties fo:text-align="justify" fo:line-height="115%" fo:text-indent="0.5in"/>
    </style:style>
  </office:automatic-styles>
  <office:body>
    <office:text text:use-soft-page-breaks="true">
      <text:h text:style-name="P1" text:outline-level="1"/>
      <table:table table:style-name="Table50">
        <table:table-columns>
          <table:table-column table:style-name="TableColumn51"/>
        </table:table-columns>
        <table:table-row table:style-name="TableRow52">
          <table:table-cell table:style-name="TableCell53">
            <text:soft-page-break/>
            <text:h text:style-name="P54" text:outline-level="1"><text:span text:style-name="T101">Al-Musannif</text:span><text:span text:style-name="T102">:</text:span><text:span text:style-name="T103"><text:s/>Journal of Islamic Education and Teacher Training</text:span></text:h>
            <text:h text:style-name="P104" text:outline-level="1"><text:span text:style-name="T105">(Al-Musannif: Jurnal Pendidikan Islam dan Keguruan)</text:span></text:h>
          </table:table-cell>
        </table:table-row>
      </table:table>
      <text:h text:style-name="P106" text:outline-level="1"><text:a xlink:href="https://jurnal.mtsddicilellang.sch.id/index.php/al-musannif" office:target-frame-name="_top" xlink:show="replace"><text:span text:style-name="T107">https://jurnal.mtsddicilellang.sch.id/index.php/al-musannif</text:span></text:a></text:h>
      <text:h text:style-name="P108" text:outline-level="1"/>
      <text:h text:style-name="P109" text:outline-level="1"><text:span text:style-name="T110">TRANSFORMASI PENDIDIKAN ISLAM DALAM ORDE LAMA DAN ORDE BARU</text:span></text:h>
      <text:h text:style-name="P111" text:outline-level="1"/>
      <text:h text:style-name="P112" text:outline-level="1"><text:span text:style-name="T113">TRANSFORMATION OF ISLAMIC EDUCATION IN THE OLD ORDER AND THE NEW ORDER</text:span></text:h>
      <text:h text:style-name="P114" text:outline-level="1"/>
      <text:h text:style-name="P115" text:outline-level="1"><text:bookmark-start text:name="_heading=h.gjdgxs"/><text:bookmark-end text:name="_heading=h.gjdgxs"/></text:h>
      <text:h text:style-name="P116" text:outline-level="1"><text:bookmark-start text:name="_heading=h.30j0zll"/><text:bookmark-end text:name="_heading=h.30j0zll"/><text:span text:style-name="T117">Muhammad Ribqi Fikriddin</text:span><text:span text:style-name="T118">,<text:s/></text:span><text:span text:style-name="T119">Ifada Retno Ekaningrum</text:span></text:h>
      <text:h text:style-name="P120" text:outline-level="1"><text:span text:style-name="T121">Universitas Wahid Hasyim</text:span><text:span text:style-name="T122"><text:s/>(</text:span><text:span text:style-name="T123">Pendidikan Agama Islam</text:span><text:span text:style-name="T124">,</text:span><text:span text:style-name="T125"><text:s/>Universitas Wahid Hasyim, Indonesia</text:span><text:span text:style-name="T126">)</text:span></text:h>
      <text:h text:style-name="P127" text:outline-level="1"><text:span text:style-name="T128">Universitas Wahid Hasyim (Pendidikan Agama Islam, Universitas Wahid Hasyim, Indonesia)</text:span></text:h>
      <text:h text:style-name="P129" text:outline-level="1"/>
      <table:table table:style-name="Table130">
        <table:table-columns>
          <table:table-column table:style-name="TableColumn131"/>
          <table:table-column table:style-name="TableColumn132"/>
        </table:table-columns>
        <table:table-row table:style-name="TableRow133">
          <table:table-cell table:style-name="TableCell134">
            <text:h text:style-name="P135" text:outline-level="1"><text:span text:style-name="T136">Article History:</text:span></text:h>
            <text:h text:style-name="P137" text:outline-level="1"><text:span text:style-name="T138">Received:<text:s/></text:span><text:span text:style-name="T139">Juni</text:span><text:span text:style-name="T140"><text:s/></text:span><text:span text:style-name="T141">21</text:span><text:span text:style-name="T142">, 20</text:span><text:span text:style-name="T143">25</text:span></text:h>
            <text:h text:style-name="P144" text:outline-level="1"><text:span text:style-name="T145">Revised: xxxx xx, 20xx</text:span></text:h>
            <text:h text:style-name="P146" text:outline-level="1"><text:span text:style-name="T147">Accepted: xxxx xx, 20xx</text:span></text:h>
            <text:h text:style-name="P148" text:outline-level="1"><text:span text:style-name="T149">Available online xxxx xx, 20xx</text:span></text:h>
            <text:h text:style-name="P150" text:outline-level="1"/>
            <text:h text:style-name="P151" text:outline-level="1"><text:span text:style-name="T152">*Correspondence:</text:span></text:h>
            <text:h text:style-name="P153" text:outline-level="1"><text:span text:style-name="T154">Address:</text:span></text:h>
            <text:h text:style-name="P155" text:outline-level="1"><text:span text:style-name="T156">Jl. Sultan Hasanuddin, Cilellang-Barru, Indonesia 90753</text:span></text:h>
            <text:h text:style-name="P157" text:outline-level="1"><text:span text:style-name="T158">Email:</text:span></text:h>
            <text:h text:style-name="P159" text:outline-level="1"><text:span text:style-name="T160">firstauthor@mail.ac.id</text:span></text:h>
            <text:h text:style-name="P161" text:outline-level="1"/>
            <text:h text:style-name="P162" text:outline-level="1"><text:span text:style-name="T163">Keywords:</text:span></text:h>
            <text:h text:style-name="P164" text:outline-level="1"><text:span text:style-name="T165">Tuliskan 3-5 kata kunci berbahasa Inggris, dipisahkan dengan koma, dan disusun secara alfabet.</text:span></text:h>
          </table:table-cell>
          <table:table-cell table:style-name="TableCell166">
            <text:h text:style-name="P167" text:outline-level="1"><text:span text:style-name="T168">Abstract:</text:span></text:h>
            <text:h text:style-name="P169" text:outline-level="2"><text:span text:style-name="T170">Pendidikan Islam yang berkembang dari awal masuknya ke Indonesia, telah membawa perubahan besar bagi bangsa Indonesia. Mulai dari bentuknya (yang sederhana seperti langgar/surau, mesjid, dan pesantren sampai dengan sistem klasikal seperti madrasah merupakan sarana pendidikan Islam di Indonesia yang selalu mengalami dinamika kebijakan dari lingkungan pemerintah yang membawahinya.</text:span><text:span text:style-name="T171"><text:note text:note-class="footnote" text:id="_ftn0"><text:note-citation>1</text:note-citation><text:note-body><text:p text:style-name="FootnoteText"><text:s/><text:bookmark-start text:name="_Hlk195817111"/>Daeng Pawero, A. M. V. (2018). Analisis Kritis Kebijakan Kurikulum Antara KBK, KTSP,</text:p><text:p text:style-name="FootnoteText">dan K-13. Jurnal Ilmiah Iqra’, 12(1), 42. https://doi.org/10.30984/jii.v12i1.889<text:bookmark-end text:name="_Hlk195817111"/></text:p></text:note-body></text:note></text:span></text:h>
            <text:h text:style-name="P172" text:outline-level="2">Konsep pendidikan yang diterapkan di Indonesia amat dipengaruhi berbagai hal, diantaranya berbagai kebijakan politik pemerintahan, perkembangan ilmu pengetahuan dan teknologi, perkembangan dan perubahan masyarakat, adat istiadat, dan kebudayaan. Kebijakan-kebijakan pemerintah, mulai dari pemerintahan kolonial, awal dan pasca kemerdekaan hingga masuknya Orde Baru tampak tidak menguntungkan pendidikan Islam, bahkan hampir saja menghapuskan sistem pendidikan Islam. Namun, berkat semangat juang yang tinggi dari<text:s/><text:soft-page-break/>tokoh-tokoh pendidikan Islam, akhirnya berbagai kebijakan tersebut mampu diredam hingga lahirnya Undang-undang RI Nomor 20, tahun 2003 tentang Sistem Pendidikan Nasional.<text:s/></text:h>
            <text:h text:style-name="P173" text:outline-level="1"/>
          </table:table-cell>
        </table:table-row>
      </table:table>
      <text:h text:style-name="P174" text:outline-level="1"/>
      <text:h text:style-name="P175" text:outline-level="1"><text:span text:style-name="T176">PENDAHULUAN</text:span></text:h>
      <text:h text:style-name="P177" text:outline-level="2">Konsep pendidikan yang diterapkan di Indonesia amat dipengaruhi berbagai hal, diantaranya berbagai kebijakan politik pemerintahan, perkembangan ilmu pengetahuan dan<text:s/>teknologi, perkembangan dan perubahan masyarakat, adat istiadat, dan kebudayaan.<text:s/>Kebijakan-kebijakan pemerintah, mulai dari pemerintahan kolonial, awal dan pasca kemerdekaan hingga masuknya Orde Baru tampak tidak menguntungkan pendidikan Islam, bahkan hampir saja menghapuskan sistem pendidikan Islam. Namun, berkat semangat juang yang tinggi dari tokoh-tokoh pendidikan Islam, akhirnya berbagai kebijakan tersebut mampu diredam hingga lahirnya Undang-undang RI Nomor 20, tahun 2003 tentang Sistem Pendidikan<text:s/>Nasional.<text:s/></text:h>
      <text:h text:style-name="P178" text:outline-level="2">Pada masa kolonial Belanda, kebijakan pemerintah tidak memperkenankan agama<text:s/>Islam diajarkan di sekolah-sekolah. Karenanya pendidikan Islam hanya dilaksanakan oleh<text:s/>masyarakat, baik perorangan maupun melalui lembaga atau organisasi Islam dengan<text:s/>pengawasan yang sangat ketat. Hal ini berbeda ketika masa kolonial Jepang yang memberikan<text:s/>keluasan untuk pengajaran agama Islam di sekolah meskipun guru yang mengajar tidak digaji oleh pemerintah. Bangsa Indonesia telah memiliki kepedulian terhadap pendidikan. Meskipun pelaksanaannya masih diwarnai oleh kepentingan politik kaum penjajah, sehingga tujuan pendidikan yang hendak dicapai disesuaikan dengan kepentingan mereka. Pada masa Orde lama pendidikan Islam mulai diperjuangkan untuk diadakan pembaruan dengan diterbitkannya berbagai kebijakan tentang perbaikan pendidikan Islam, diantaranya madrasah wajib belajar (MWB). Perbaikan pendidikan Islam berlanjut pada masa Orde Baru yang diawali oleh kebijakan pemerintah dengan penegrian madrasah (MIN, MTsN, dan MAN), hingga lahirnya SKB Tiga Menteri yang me-nyamakan lulusan sekolah dengan<text:s/>madrasah, pendirian MAPK dan lain-lain. Ke-bijakan pemerintah di bidang pendidikan Islam semakin membaik pada masa orde reformasi dengan munculnya universitas universitas Islam.<text:s/>negeri yang tidak hanya bernaung di bawah Kementerian Agama, tetapi juga di bawah<text:s/>Kementrian Pendidikan Nasional yang memungkinkan pendidikan Islam mendapat perhatian<text:s/>dari berbagai pihak tanpa menonjolkan dikotomi umum dan agama.</text:h>
      <text:h text:style-name="P179" text:outline-level="2">Pendidikan merupakan suatu pilar utama bagi bangsa yang ingin berdiri. Sebuah bangsa yang ingin maju maka harus melakukan usaha dengan rancangan yang bisa menciptakan generasi unggul melalui pendidikan. Kebijakan pemerintah dan unsur politik selalu mempengaruhi konsep pendidikan di Indonesia. Pada masa Orde Baru diterapkan sistem pendidikan yang terpusat. Hal ini menyebabkan menurunnya kualitas<text:s/><text:soft-page-break/>pendidikan di Indonesia. Sehingga tujuan untuk meningkatkan taraf hidup rakyat atau meningkatkan sumber daya manusia di Indonesia ini tidak terjadi pada masa Orde Baru, tetapi justru orientasi politik diutamakan yakni supaya rakyat selalu mematuhi setiap kebijakan yang ditetapkan oleh pemerintah. Doktrin yang diberikan pada masa Orde Baru dalam sistem pendidikan kita adalah keputusan pemerintah tidak boleh dilanggar</text:h>
      <text:h text:style-name="P180" text:outline-level="1"/>
      <text:h text:style-name="P181" text:outline-level="1"/>
      <text:h text:style-name="P182" text:outline-level="1"><text:span text:style-name="T183">METODE</text:span></text:h>
      <text:h text:style-name="P184" text:outline-level="2">Artikel ini disusun dengan menggunakan studi literatur pustaka dan termasuk dalam jenis penelitian kualitatif. Tahapan dari penelitian ini yaitu dengan cara mengumpulkan data pustaka yang terkait baik berupa buku maupun jurnal. Data yang diperoleh kemudian diolah, diteliti diabstraksikan menjadi sebuah informasi yang utuh kemudian diinterpretasikan sehingga menghasilkan sebuah pengetahuan untuk dapat ditarik kesimpulannya.6 Penelitian ini membahas tentang bagaimana kebijakan Pendidikan Islam pada masa Orde Lama dan Orde Baru.</text:h>
      <text:h text:style-name="P185" text:outline-level="1"><text:span text:style-name="T186">HASIL DAN PEMBAHASAN</text:span></text:h>
      <text:h text:style-name="P187" text:outline-level="2">Pendidikan Islam pada masa Orde Lama.</text:h>
      <text:h text:style-name="P188" text:outline-level="2"><text:span text:style-name="T189"><text:s/></text:span><text:s/><text:tab/><text:span text:style-name="T190">Era Orde Lama adalah istilah yang digunakan untuk menggambarkan keadaan suatu</text:span><text:span text:style-name="T191"><text:s/></text:span><text:span text:style-name="T192">bangsa</text:span><text:span text:style-name="T193"><text:s/></text:span><text:span text:style-name="T194">Indonesia dipimpin oleh presiden pertama setelah berhasil mendapatkan kemerdekaan dan</text:span><text:span text:style-name="T195"><text:s/></text:span><text:span text:style-name="T196">terbebas dari penjajah. Yaitu pada masa pemerintahan presiden pertama Indonesia Ir.Soekarno</text:span><text:span text:style-name="T197"><text:s/></text:span><text:span text:style-name="T198">yang menjabat sebagai kepala negara Indonesia pada tahun 1945 sampai dengan tahun 1965,</text:span><text:span text:style-name="T199"><text:s/></text:span><text:span text:style-name="T200">atau tepatnya 11 Maret 1965</text:span><text:span text:style-name="T201">.</text:span><text:span text:style-name="T202"><text:note text:note-class="footnote" text:id="_ftn1"><text:note-citation>2</text:note-citation><text:note-body><text:p text:style-name="FootnoteText"><text:s/>Nata, Abuddin. Sejarah Pendidikan Islam. Jakarta: Rajawali Pers, 2004</text:p></text:note-body></text:note></text:span></text:h>
      <text:h text:style-name="P203" text:outline-level="2"><text:span text:style-name="T204">Diera orde lama, berbagai ideologi masuk dan di perkenalkan kepada BangsaIndonesia guna dapat</text:span><text:span text:style-name="T205"><text:s/></text:span><text:span text:style-name="T206">dipilih ideologi mana yang sesuai untuk diterapkan di Indonesia.Seperti ideologi Sosialisme,</text:span><text:span text:style-name="T207"><text:s/></text:span><text:span text:style-name="T208">Komunisme, Nasionalisme, Marhaenisme, Islamisme. Namun, ada tiga faham ideologi yang</text:span><text:span text:style-name="T209"><text:s/></text:span><text:span text:style-name="T210">sangat mempengaruhi lika-liku perjalanan penetapan kebijakan pendidikan islam. tiga ideologi</text:span><text:span text:style-name="T211"><text:s/></text:span><text:span text:style-name="T212">ini seringkali berbenturan dan saling singgung pada masa ini yaitu faham Nasionalis, Sekularis-Komunis, dan Islamis</text:span><text:span text:style-name="T213">.</text:span><text:span text:style-name="T214"><text:note text:note-class="footnote" text:id="_ftn2"><text:note-citation>3</text:note-citation><text:note-body><text:p text:style-name="FootnoteText"><text:s/>Fajar Almahmudi,”Kebijakan Pendidikan Islam pada orde lama”, Jurnal wawasan sarjana,Vol.2</text:p><text:p text:style-name="FootnoteText">No.3(2023)Ilmiah Kreatif 18, no. 1 (2020): 17–26.Jakarta: Dermaga, 1980.</text:p></text:note-body></text:note></text:span><text:span text:style-name="T215"><text:s/></text:span><text:span text:style-name="T216">Setelah melewati kondisi politik yang panas</text:span><text:span text:style-name="T217"><text:s/></text:span><text:span text:style-name="T218">dan perdebatan sengit antara tiga faham ideologi, akhirnya ideologi Pancasila dipilih menjadi</text:span><text:span text:style-name="T219"><text:s/></text:span><text:span text:style-name="T220">falsafah Negara Indonesia,karena ideologi ini yang paling sesuai dengan cita-cita dan harapan</text:span><text:span text:style-name="T221"><text:s/></text:span><text:span text:style-name="T222">bangsa.</text:span></text:h>
      <text:soft-page-break/>
      <text:h text:style-name="P223" text:outline-level="2"><text:span text:style-name="T224">Pendidikan Islam telah mengiringi</text:span><text:span text:style-name="T225"><text:s/></text:span><text:span text:style-name="T226">perjuangan bangsa Indonesia menuju kemerdekaan, tentu saja prakteknya telah di jalankan jauh</text:span><text:span text:style-name="T227"><text:s/></text:span><text:span text:style-name="T228">dari sebelum masa penjajahan, sudah memasyarakat dan di selenggarakan oleh para tokoh elit</text:span><text:span text:style-name="T229"><text:s/></text:span><text:span text:style-name="T230">muslim di Indonesia. Pada masa penjajahan, kolonial belanda sangat mencurigai keberadaan</text:span><text:span text:style-name="T231"><text:s/></text:span><text:span text:style-name="T232">lembaga pendidikan islam karena di anggap sebagai pusat gerakan pemberontak terhadap</text:span><text:span text:style-name="T233"><text:s/></text:span><text:span text:style-name="T234">kolonial. Karena kecurigaan para penjajah, maka lembaga pendidikan islam enggan untuk</text:span><text:span text:style-name="T235"><text:s/></text:span><text:span text:style-name="T236">bekerja sama dan para tokoh elit muslim mendorong para santri dan siswa belajar lebih giat dan</text:span><text:span text:style-name="T237"><text:s/></text:span><text:span text:style-name="T238">berjuang mengusir penjajah sehingga pendidikan islam mampu melahirkan kader pemimpin</text:span><text:span text:style-name="T239"><text:s/></text:span><text:span text:style-name="T240">bangsa yang agamis,nasionalis dan memiliki jiwa merah putih</text:span><text:span text:style-name="T241">.</text:span><text:span text:style-name="T242"><text:note text:note-class="footnote" text:id="_ftn3"><text:note-citation>4</text:note-citation><text:note-body><text:p text:style-name="FootnoteText"><text:s/>Muzammil, As’ad. “Kebijakan Pemerintah Dalam Bidang Pendidikan Dari Orde Lama</text:p><text:p text:style-name="FootnoteText">SampaiOrde Baru (Suatu Tinjauan Historis).” POTENSIA: Jurnal Kependidikan Islam 2, no.</text:p><text:p text:style-name="FootnoteText">2(2016): 183.</text:p></text:note-body></text:note></text:span></text:h>
      <text:h text:style-name="P243" text:outline-level="2"><text:span text:style-name="T244">Pada</text:span><text:span text:style-name="T245"><text:s/></text:span><text:span text:style-name="T246">tanggal 3 Januari 1946 pemerintah Indonesia membentuk Departemen Agama yang ditugaskan</text:span><text:span text:style-name="T247"><text:s/></text:span><text:span text:style-name="T248">untuk menaungi Pendidikan Islam dan bertanggung jawab atas pelaksanaannya</text:span><text:s/><text:span text:style-name="T249">Kemudian Departemen Agama memberi masukan kepada Kementerian Pendidikan</text:span><text:span text:style-name="T250"><text:s/></text:span><text:span text:style-name="T251">Pengajaran dan Kebudayaan(Kementerian PK dan K) untuk merevisi pelajaran Budi Pekerti</text:span><text:span text:style-name="T252"><text:s/></text:span><text:span text:style-name="T253">yang merupakan peninggalan Jepang dengan Pendidikan Islam</text:span><text:span text:style-name="T254"><text:note text:note-class="footnote" text:id="_ftn4"><text:note-citation>5</text:note-citation><text:note-body><text:p text:style-name="FootnoteText"><text:s/>Mudzakkir.“Pendidikan Islam Masa Orde Lama Dan Orde Baru.” Jurnal Al Fatih (2015).</text:p></text:note-body></text:note></text:span></text:h>
      <text:h text:style-name="P255" text:outline-level="2"><text:span text:style-name="T256">Tujuan utama<text:s/></text:span><text:span text:style-name="T257">Pendidikan<text:s/></text:span><text:span text:style-name="T258">pada masa ini adalah</text:span><text:span text:style-name="T259"><text:s/></text:span><text:span text:style-name="T260">nation and character building dan kendali utama</text:span><text:span text:style-name="T261"><text:s/></text:span><text:span text:style-name="T262">penyelenggaraan pendidikan nasional dipegang oleh tokoh-tokoh</text:span><text:span text:style-name="T263"><text:s/></text:span><text:span text:style-name="T264">nasionalis. Upaya untuk mewujudkan tujuan pendidikan pada masa ini</text:span><text:span text:style-name="T265"><text:s/></text:span><text:span text:style-name="T266">dilakukan oleh Kementerian Pendidikan dan Kementerian Agama. Fokus</text:span><text:span text:style-name="T267"><text:s/></text:span><text:span text:style-name="T268">utama Kementerian Agama adalah terselenggaranya Pendidikan Agama di</text:span><text:span text:style-name="T269"><text:s/></text:span><text:span text:style-name="T270">seluruh Indonesia. Berbagai upaya dilakukan untuk mewujudkan</text:span><text:span text:style-name="T271"><text:s/></text:span><text:span text:style-name="T272">pendidikan agama yang berkualitas. Dalam rangka memberikan pedoman,</text:span><text:span text:style-name="T273"><text:s/></text:span><text:span text:style-name="T274">dukungan dan jaminan kualitas terhadap proses belajar mengajar dimadrasah termasuk pesantren pada 1946, tidak lama setelah didirikan,</text:span><text:span text:style-name="T275"><text:s/></text:span><text:span text:style-name="T276">Kementerian Agama membentuk divisi khusus untuk mengurus</text:span><text:span text:style-name="T277"><text:s/></text:span><text:span text:style-name="T278">pendidikan agama. Tujuan utama pendidikan pada masa ini adalah</text:span><text:span text:style-name="T279"><text:s/></text:span><text:span text:style-name="T280">nation</text:span><text:span text:style-name="T281"><text:s/></text:span><text:span text:style-name="T282">and character building dan kendali utama penyelenggaraan<text:s/></text:span><text:span text:style-name="T283">Pendidikan<text:s/></text:span><text:span text:style-name="T284">nasional dipegang oleh tokoh-tokoh nasionalis. Upaya untuk mewujudkan</text:span><text:span text:style-name="T285"><text:s/></text:span><text:span text:style-name="T286">tujuan pendidikan pada masa ini dilakukan oleh Kementerian Pendidikan</text:span><text:span text:style-name="T287"><text:s/></text:span><text:span text:style-name="T288">dan Kementerian Agama</text:span><text:span text:style-name="T289"><text:note text:note-class="footnote" text:id="_ftn5"><text:note-citation>6</text:note-citation><text:note-body><text:p text:style-name="FootnoteText"><text:s/>Listiana, H. (2013). Dinamika Politik Pendidikan Guru Agama Islam Pada Masa Orde Lama. Jurnal Pendidikan Agama Islam,</text:p></text:note-body></text:note></text:span></text:h>
      <text:soft-page-break/>
      <text:h text:style-name="P290" text:outline-level="2">Ada beberapa<text:s/>kebijakan pendidikan yang terlahir pada masa pemerintahan orde lama<text:s/>yaitu:<text:s/></text:h>
      <text:h text:style-name="P291" text:outline-level="2">1. Pemerintah orde lama memberikan peluang yang seluas-luasnya<text:s/>terhadap pendidikan Islam untuk tumbuh dan berkembang di berbagai<text:s/>segi kehidupan.</text:h>
      <text:h text:style-name="P292" text:outline-level="2">2. Lahirnya rencana usaha pendidikan/pengajaran sebagai modal dan<text:s/>pedoman di lapangan pendidikan.</text:h>
      <text:h text:style-name="P293" text:outline-level="2">3. Indonesia menggunakan UUD 1945 sebagai landasan konstitusional<text:s/>dalam penyelenggaraan pendidikan di Indonesia.</text:h>
      <text:soft-page-break/>
      <text:h text:style-name="P294" text:outline-level="2">4. Pemerintah memberikan penghargaan bagi pendidikan agama Islam.</text:h>
      <text:h text:style-name="P295" text:outline-level="2">5. Dibentuknya departemen agama pada tanggal 3 Januari 1946.<text:s/>Lembaga ini dipercaya untuk mengurusi penyelenggaraan<text:s/>Pendidikan<text:s/>agama di sekolah umum dan mengurusi sekolah agama.<text:s/></text:h>
      <text:h text:style-name="P296" text:outline-level="2">6. Pada bulan Desember 1946 dikeluarkan peraturan bersama dua<text:s/>menteri, yaitu menteri agama dan menteri pendidikan dan pengajaran<text:s/>yang menetapkan bahwa pendidikan agama diberikan mulai kelas 5<text:s/>sampai kelas 6.</text:h>
      <text:h text:style-name="P297" text:outline-level="2">7. Pada tahun 1947 pemerintah membentuk majelis pertimbangan<text:s/>pengajaran agama Islam tugasnya mengatur pelaksanaan dan materi<text:s/>pengajaran agama yang diberikan di sekolah umum.</text:h>
      <text:h text:style-name="P298" text:outline-level="2">Dari berbagai kebijakan tersebut, tahap demi tahap, sesuai dengan<text:s/>dinamika dan tuntutan pembangunan bangsa, pendidikan Islam semakin<text:s/>terintegrasikan secara totalitas ke dalam sistem pendidikan nasional</text:h>
      <text:h text:style-name="P299" text:outline-level="2"><text:span text:style-name="T300">2.2</text:span><text:span text:style-name="T301"><text:s/></text:span><text:span text:style-name="T302">Pendidikan Islam pada masa Orde</text:span><text:span text:style-name="T303"><text:s/>Baru</text:span><text:span text:style-name="T304">.</text:span></text:h>
      <text:h text:style-name="P305" text:outline-level="2"><text:span text:style-name="T306">Orde Baru merupakan sistem pemerintahan yang baru dan mulai diberlakukan di Indonesia sejak 11 Maret 1966 dan berakhir pada 1998 setelah system pemerintahan yang baru terbentuk melalui pemilu (Pemilihan Umum).</text:span><text:span text:style-name="T307"><text:note text:note-class="footnote" text:id="_ftn6"><text:note-citation>7</text:note-citation><text:note-body><text:p text:style-name="FootnoteText"><text:s/><text:span text:style-name="T308">Marlina, “Pengaruh Zeitgeist Terhadap Muatan Sejarah di Buku Teks Pelajaran Sejarah SMA Kurikulum 1975-2004,” Indonesian Journal of History Education4, no. 1 (2016): 33–40.</text:span></text:p><text:p text:style-name="FootnoteText"/></text:note-body></text:note></text:span><text:span text:style-name="T309"><text:s/></text:span><text:span text:style-name="T310">Pemerintahan Orde Baru menurut Yudi Hartono adalah pemerintahan yang dipimpin oleh Presiden Soeharto.</text:span><text:span text:style-name="T311"><text:note text:note-class="footnote" text:id="_ftn7"><text:note-citation>8</text:note-citation><text:note-body><text:p text:style-name="FootnoteText"><text:s/><text:span text:style-name="T312">Yudi Hartono, “Pendidikan Dan Kebijakan Politik (Kajian Reformasi Pendidikan Di Indonesia Masa Orde Lama Hingga Reformasi),” Agastya: Jurnal Sejarah Dan Pembelajarannya6, no. 1 (2016): 35–45</text:span></text:p></text:note-body></text:note></text:span><text:span text:style-name="T313"><text:s/></text:span><text:span text:style-name="T314">Orde baru adalahsistem pemerintahan di Indonesia yang menggantikan pemerintahan pada zaman sebelumnyakarenadidasarkan ataskoreksi terhadap adanya berbagai penyimpangan. Kelahiran Orde Baru diawalidenganPresiden Soekarno mengeluarkan Supersemar(Surat Perintah 11 Maret 1966) kepada Letnan JendralSoeharto.</text:span><text:span text:style-name="T315"><text:note text:note-class="footnote" text:id="_ftn8"><text:note-citation>9</text:note-citation><text:note-body><text:p text:style-name="FootnoteText"><text:s/><text:span text:style-name="T316">Okto Dellon Sunuraz Putra, Orde Baru(Kemdikbud RI, 2019). Retrieved February 1, 2022, from https://sumber.belajar.kemdikbud.go.id/repos/FileUpload/Orde Baru-BB/index.html</text:span></text:p></text:note-body></text:note></text:span><text:span text:style-name="T317"><text:s/></text:span><text:span text:style-name="T318">Dilansir dari berita online KOMPAS.com bahwa terbitnya Supersemar ini merupakan faktor yang sangat kuat bagi Soeharto untuk mulai<text:s/></text:span><text:soft-page-break/><text:span text:style-name="T319">membangun rezim Orde Baru hingga 1998.</text:span><text:span text:style-name="T320"><text:note text:note-class="footnote" text:id="_ftn9"><text:note-citation>10</text:note-citation><text:note-body><text:p text:style-name="FootnoteText"><text:s/><text:span text:style-name="T321">Kompas. Latar Belakang Lahirnya Orde Baru(KOMPAS.com, 2022). https://www.kompas.com/stori/read/2022/01/04/090000779/latar-belakang-lahirnya-orde-baru?page=all</text:span></text:p></text:note-body></text:note></text:span><text:span text:style-name="T322"><text:s/></text:span><text:span text:style-name="T323">Dari beberapa pengertian tersebut dapat penulis simpulkan bahwa pengertian dari ordebaru adalah sistem pemerintahan yang dipimpin oleh Soeharto setelah diterbitkannya Supersemar oleh Presiden Soekarno pada tahun 1966.</text:span></text:h>
      <text:h text:style-name="P324" text:outline-level="2">Kebijakan yang lahir pada zaman Orde Baru dalam bidang<text:s/>Pendidikan:<text:s/></text:h>
      <text:h text:style-name="P325" text:outline-level="2"><text:span text:style-name="T326">Pertama</text:span><text:span text:style-name="T327">, masuknya pendidikan Islam ke dalam sistem pendidikan nasional. Dimulai dengan lahirnya surat keputusan bersama tiga menteri (SKB 3 Menteri). Yaitu menteri pendidikan nasional, menteri agama, dan menteri dalam negeri. Di dalam SKB 3 Menteri dinyatakan bahwa lulusan madrasah dapat melanjutkan ke jenjang pendidikan umum dan sebaliknya berhak mendapatkan bantuan sarana prasarana, baiya, dan diakui ijazahnya.</text:span></text:h>
      <text:h text:style-name="P328" text:outline-level="2">Kedua, pembaharuan madrasah dan pesantren baik pada aspek fisik maupun non fisik[2]. Pada aspek fisik melakukan pembaharuan dilakukan pada peningkatan dan perlengkapan infrastruktur, sarana prasaran dan fasilitas. Adapun aspek non fisik meliputi pembaruan bidang kelembagaan, manajemen pengelolaan, kurikulum, mutu SDM, KBM, jaringan IT, dan lain sebagainya.</text:h>
      <text:h text:style-name="P329" text:outline-level="2"><text:span text:style-name="T330">Hal ini dianggap penting agar lulusan madrasah dan pesantren dapat memliki berbagai peluang untuk memasuki lapangan kerja yang lebih luas, dengan demikian umat Islam tidak hanya menjadi objek atau penonton pembangunan, melainkan dapat berperan sebagai pelaku atau agen pembaharuan dan pembangunan dalam segala bidang, dengan ini umat islam dapat meningkatkan kesejahteraannya dalam bidang ekonomi dan sebagainya.</text:span><text:span text:style-name="T331"><text:note text:note-class="footnote" text:id="_ftn10"><text:note-citation>11</text:note-citation><text:note-body><text:p text:style-name="FootnoteText"><text:s/>Fuad Jabali dan Jamhari, IAIN &amp; Modernisasi Islam di Indonesia, (Jakarta: UIN Jakarta Press, 2003), hal. 69-71</text:p></text:note-body></text:note></text:span></text:h>
      <text:h text:style-name="P332" text:outline-level="2">Melalui usaha pembaharuan pendidikan madrasah dan pesantren maka pada Orde Baru telah lahir kelonpok elite muslim terpelajar yang memiliki akses dunia kerja di pemerintahan dan berbagai lembaga pemerintah dan swasta yang bergengsi. Pembaharuan pendidikan madrasah dan pesantren tersebut dibantu oleh pemerintah melalui dana baik yang berasal dari APBN maupun dana yang berasal dari pinjaman luar negeri.</text:h>
      <text:h text:style-name="P333" text:outline-level="2">Ketiga, pemberdayaan pendidikan Islam non formal tersebut antara lain dalam bentuk majelis taklim baik untuk kalangan masyarakat Islam kelompok, masyarakat biasa, maupun bagi masyarakat menengah ke atas.</text:h>
      <text:soft-page-break/>
      <text:h text:style-name="P334" text:outline-level="2">Pada Orde Baru ini telah muncul ribuan majelis taklim kaum ibu yang selanjutnya tergabung dalam Badan Kontak Majelis Taklim (BKMT) mulai dari tingkat pusat sampai dengan kabupaten, kota, dan kecamatan.</text:h>
      <text:h text:style-name="P335" text:outline-level="2">Melalui Lembaga Pendidikan Islam non formal ini Islam semakin pesat ke dalam kehidupan masyarakat, dan mendorong lahirnya masyarakat kota yang semakin religius. Sejalan dengan itu maka muncul sebutan santri kota yaitu masyarakat kota yang semakin cinta pada Islam dan berusaha mengamalkannya dengan baik. Dengan ini kegiatan ceramah agama semakin semarak, dan buku atau bahan bacaan yang berkaitan dengan pembinaan mental spiritual semakin diminati.</text:h>
      <text:h text:style-name="P336" text:outline-level="2"><text:span text:style-name="T337">Keempat, peningkatan atmosfer dan suasana praktik sosial keagamaan pada pemerintah Orde Baru telah mendukung lahirnya berbagai pranata ekonomi, sosial budaya, dan kesenian islam. Lahirnya ikatan cendekiawan muslim se-Indonesia (ICMI), Bank Muamalat Indonesia, Undang-Undang Peradilan Agama, Festival Isqlal, Bayt Al Qur’an lahir pada zaman Orde Baru. Semua ini merupakan keberhasilan pendidikan islam sebagaimana mestinya.</text:span><text:span text:style-name="T338"><text:note text:note-class="footnote" text:id="_ftn11"><text:note-citation>12</text:note-citation><text:note-body><text:p text:style-name="FootnoteText"><text:s/><text:bookmark-start text:name="_Hlk195817214"/>Sudirman Teba, Islam Orde Baru: Perubahan Politik dan Keagamaan, (Yogyakarta: Tiara Wacana, 1993), cer. I. Hlm. 249-315</text:p><text:p text:style-name="FootnoteText"><text:bookmark-end text:name="_Hlk195817214"/></text:p></text:note-body></text:note></text:span></text:h>
      <text:h text:style-name="P339" text:outline-level="2">2.3 Transformasi pendidikan Islam masa<text:s/>Orde lama dan Orde Baru</text:h>
      <text:h text:style-name="P340" text:outline-level="2"><text:span text:style-name="T341">Pada bulan Desember tahun 1960 dilaksanakan sidang pleno oleh MPRS yang kemudian menghasilkan keputusan bahwa pelaksanaan kegiatan dalam bidang mental, bidang agama, dan bidang budaya dengan syarat material spiritual supaya setiap setiap warga negara bisamengembangkan kepribadian kebangsaan Indonesiadan juga menolak budaya asing yang memberikan pengaruh buruk. Hal ini tertuang dalam Bab II Pasal 2 ayat 1. Sementara dalam ayat 3 dari pasal yang sama disebutkan bahwa di sekolah umum dari tingkat rendah (dasar) sampai tingkat universitas diberikan pendidikan agama dan</text:span><text:span text:style-name="T342"><text:s/></text:span><text:span text:style-name="T343">menjadimata<text:s/></text:span><text:span text:style-name="T344">pelajaran<text:s/></text:span><text:span text:style-name="T345">dengan catatan murid yang menyatakan keberatan maka boleh berhak tidak mengikuti</text:span><text:span text:style-name="T346"><text:s/></text:span><text:span text:style-name="T347">pendidikan agama.</text:span><text:span text:style-name="T348"><text:note text:note-class="footnote" text:id="_ftn12"><text:note-citation>13</text:note-citation><text:note-body><text:p text:style-name="FootnoteText"><text:bookmark-end text:name="_Hlk195817214"/><text:s/><text:span text:style-name="T349">Muh. Aidil Sudarmono, “Tinjauan Sejarah Pendidikan Islam Masa Orde Lama,” Kreatif : Jurnal Pemikiran Pendidikan Agama Islam18, no. 1 (2020): 17–26.</text:span></text:p></text:note-body></text:note></text:span></text:h>
      <text:h text:style-name="P350" text:outline-level="2"><text:span text:style-name="T351">Pada tahun 1965 yakni akhir kepemimpinan orde lama barulah mulai</text:span><text:span text:style-name="T352"><text:s/></text:span><text:span text:style-name="T353">lahir kesadaran umat Islam. Pada masa tersebut mulai muncul minat lebih</text:span><text:span text:style-name="T354"><text:s/></text:span><text:span text:style-name="T355">mendalam terhadap masalah pendidikan yang memiliki maksud</text:span><text:span text:style-name="T356"><text:s/></text:span><text:span text:style-name="T357">lebih</text:span><text:span text:style-name="T358"><text:s/></text:span><text:span text:style-name="T359">memperkuat Islam</text:span><text:span text:style-name="T360"><text:s/></text:span><text:span text:style-name="T361">yang kemudian beberapa organisasi<text:s/></text:span><text:soft-page-break/><text:span text:style-name="T362">Islam lebih dimantapkan. Dengan</text:span><text:span text:style-name="T363"><text:s/></text:span><text:span text:style-name="T364">ini kementerian agama dibawah Menteri Agama KH. Saifuddin Zuhri</text:span><text:span text:style-name="T365"><text:note text:note-class="footnote" text:id="_ftn13"><text:note-citation>14</text:note-citation><text:note-body><text:p text:style-name="FootnoteText"><text:s/><text:span text:style-name="T366">Jaja Sudarno, Menteri Agama Dari Masa Ke Masa. (Bengkulu: Kemenag.go.id, 2018). https://bengkulu.kemenag.go.id/artikel/42866-menteri-agama-dari-masa-ke-masa</text:span></text:p></text:note-body></text:note></text:span><text:span text:style-name="T367"><text:s/></text:span><text:span text:style-name="T368">mencanangkan rencana program pendidikan dengan menunjukkan jenis-jenis pendidikan dan pengajaran Islam sebagai berikut:<text:s/></text:span></text:h>
      <text:h text:style-name="P369" text:outline-level="2">1). Pesantren Indonesia Klasik, dimana pesantren ini sama seperti sekolah swasta keagamaan namun juga menyediakan asrama. Pesantren Indonesia klasik ini memberikan pendidikan yang bersifat pribadi, dahulunya hanya memberikan pengajaran keagamaan dan pelaksanaan ibadah. Guru dan murid hidup secara bekerja sama sebagai suatu masyarakat. Mereka mengolah tanah pesantren untuk memenuhi kebutuhan sehari-hari.</text:h>
      <text:h text:style-name="P370" text:outline-level="2">2). Madrasah Diniyah, madrasah diniyah merupakan sekolah yang berlangsung di dalam kelas dan memberikan pelajaran tambahan untuk anak usia 7 hingga 20 tahun. Pengajaran ini diberikan selama 10 jam setiap minggu pada waktu sore hari di tingkat dasar dan menengah 4 tahun, kemudian 3 sampai 6 tahun di tingkat sekolah menengah selanjutnya murid lulusan dari Madrasah Diniyah ini boleh diterima di pendidikan agama pada jenjang akademi.<text:s/></text:h>
      <text:h text:style-name="P371" text:outline-level="2">3).Madrasah-madrasah swasta, madrasah swasta ini merupakanpesantrennamun pengelolaannya dilakukan secara modern. Selain memberikan pengajaran agama, madrasah swasta juga memberikan pengajaran umum. Jadwal yang dibuat adalah 60%-65% diberikan untuk pengajaran mata pelajaran umum, sisanya sebanyak35%-40% diberikan untuk pengajaran mata pelajaran agamasehingga porsi mata pelajaran umum masih lebih banyak.</text:h>
      <text:h text:style-name="P372" text:outline-level="2"><text:s/>4). Madrasah Ibtidaiyah Negeri (MIN), ini setingkat dengansekolah dasar negeri yang diberikan selama 6 tahun.Setelah selesai menempuh pendidikan di MIN selanjutnya dapat menempuh pendidikan di MTSN ataupunsekolah tambahan pada tahun ketujuh, dimana muriddiperkenankan mengikuti pendidikan ketrampilan contohnya: pendidikan guru agama yang diperuntukkan bagisekolah dasar negeri. Setelahitu murid dapat mengikuti latihan lanjutan selama 2 tahun dalam rangka menyelesaikan kursus guru agama yang diperuntukkan bagisekolah menengah.<text:s/></text:h>
      <text:h text:style-name="P373" text:outline-level="2">5). Terdapat percobaan baru pada Madrasah Ibtidaiyah Negri (MIN) yaitu pendidikan selama 6 tahun kemudian ditambahkan kursus selama 2 tahun dimana 2 tahun ini diberikan latihan ketrampilan yang sederhana. Sehingga setelah menempul total pembelajaran selama 8<text:s/><text:soft-page-break/>tahun maka telah dianggap lengkap dan murid dapat kembali ke kampung halaman masing-masing.<text:s/></text:h>
      <text:h text:style-name="P374" text:outline-level="2">6) Pada tahun 1960 pendidikan teologi tertinggidiberikan pada tingkat universitas yang saat itu terdapat diIAINYogyakarta dan Jakarta.</text:h>
      <text:h text:style-name="P375" text:outline-level="2"><text:span text:style-name="T376">Sedangkan<text:s/></text:span><text:span text:style-name="T377">pada era pemerintahan Orde Baru respon keras dari umat muslim sangat bisa dirasakan. Dengan hal ini selanjutnya pemerintah Orde Baru mengambil langkah dengan cara memberikan kebijakan terhadap madrasah agar</text:span><text:span text:style-name="T378"><text:s/></text:span><text:span text:style-name="T379">dilakukan pembinaan terhadap kualitas dari madrasah. Kebijakan ini kemudian tertuang pada Surat Keputusan Bersama yang ditandatangani oleh 3 (tiga) menteri pada 24 Maret 1975.</text:span><text:span text:style-name="T380"><text:note text:note-class="footnote" text:id="_ftn14"><text:note-citation>15</text:note-citation><text:note-body><text:p text:style-name="FootnoteText"><text:s/><text:span text:style-name="T381">Sarno Hanipudin, “Pendidikan Islam di Indonesia dari Masa ke Masa,” Matan : Journal of Islam and Muslim Society1, no. 1 (2019): 39. https://doi.org/10.20884/1.matan.2019.1.1.2037</text:span></text:p></text:note-body></text:note></text:span><text:span text:style-name="T382"><text:s/></text:span><text:span text:style-name="T383">SKB atau Surat Keputusan Bersama ini dilakukan penandatanganan oleh tiga menteri dengan nomor: 6 tahun 1975, Nomor: 037/U/1975, dan Nomor: 36 Tahun 1975 tentang Peningkatan Mutu Pendidikan Pada Madrasah. Tiga Menteri tersebut yakni Menteri Agama Dr. H.A. Mukti Ali , Menteri Pendidikan dan Kebudayaan Dr. Sjarief Thajeb dan Menteri Dalam Negeri H. Amir Machmud.</text:span><text:span text:style-name="T384"><text:note text:note-class="footnote" text:id="_ftn15"><text:note-citation>16</text:note-citation><text:note-body><text:p text:style-name="FootnoteText"><text:s/><text:span text:style-name="T385">Sudarsono, “Kebijakan Pendidikan Islam Di Madrasah (Pra Dan Pasca SKB 3 Menteri Tahun 1975 Dan Dalam UU Sisdiknas No 20 Tahun 2003)”. Widya Balina3, no. 2 (2018): 10 -24. https://journal.staidenpasar.ac.id/index.php/wb/article/view/17.</text:span></text:p></text:note-body></text:note></text:span><text:span text:style-name="T386">SKB ini telah berhasil menjaga eksistensi dari madrasah. Madrasah dilibatkan dalam SISDIKNAS (sistem pendidikan nasional), lulusan madrasah juga diberikan ruang pergerakan sebagai perbandingan</text:span><text:span text:style-name="T387"><text:s/></text:span><text:span text:style-name="T388">penambahan ilmu pengetahuan umum</text:span><text:span text:style-name="T389"><text:s/></text:span><text:span text:style-name="T390">70% dari kurikulum. Pelaksanaan kebijakan ini selalu ditangani oleh Departemen Agama</text:span><text:span text:style-name="T391"><text:s/></text:span><text:span text:style-name="T392">dibawah kepemimpinan Dr. Mukti Ali, MA.</text:span></text:h>
      <text:h text:style-name="P393" text:outline-level="2"><text:span text:style-name="T394">Eksistensi dari pendidikan Islam baru diberikan pengakuan secara penuholeh pemerintah Orde Baru pada era 80-an sampai 90-an terutama pada pendidikan Islam di madrasah. Kebijakan dari pemerintah Orde Baru tidak memisahkan antara pendidikan agama dari SISDIKNAS (sistem pendidikan nasional). Kebijakan ini terlihat bahwamadrasah adalahlembaga pendidikan yang berada di bawah otonomi pengawasan menteri agama. Otonomisasi Lembaga pendidikan di madrasah dilakukan denganduacara yakni formalisasi sertastrukturisasi dalam madrasah. Ditambah lagi denganpenerbitanUndang-Undang Sistem Pendidikan Nasional pada tahun 1989 dimanamadrasah dijadikan sebagai bagian dari Sistem<text:s/></text:span><text:soft-page-break/><text:span text:style-name="T395">Pendidikan Nasional. Selanjutnya madrasah diberikan kewenangan seperti sekolah-sekolah umum yangmenggunakan kurikulum nasional.</text:span><text:span text:style-name="T396"><text:note text:note-class="footnote" text:id="_ftn16"><text:note-citation>17</text:note-citation><text:note-body><text:p text:style-name="FootnoteText"><text:s/><text:bookmark-start text:name="_Hlk195817273"/><text:span text:style-name="T397">Lukis Alam, “Kontestasi Kebijakan Pendidikan Islam di Era Orde Baru dan Reformasi,” Ruhana: IslamicEducation Journal 3, no. 2 (2020): 72.</text:span></text:p><text:p text:style-name="FootnoteText"><text:bookmark-end text:name="_Hlk195817273"/></text:p></text:note-body></text:note></text:span></text:h>
      <text:h text:style-name="P398" text:outline-level="2">Prof. Ludjito mengatakan bahwa terdapat permasalahan di dalam Pendidikan Agama Islam ini. Sistem Pendidikan Nasional sudah cukup kuat akan tettapi pelaksanaan dalam Pendidikan Islam sangat jauh dari harapan. Hal ini terjadi karena adanya faktor-faktor beikut ini:<text:s/></text:h>
      <text:h text:style-name="P399" text:outline-level="2">1) Jumlah porsi pembelajaran agama yang diberikan di sekolah masih kurang,</text:h>
      <text:h text:style-name="P400" text:outline-level="2">2) Kurang tepatnya metodologi yang digunakan dalam pendidikan agama<text:s/>Dimana<text:s/>aspek kognitif lebih diutamakan dibanding aspek afektif</text:h>
      <text:h text:style-name="P401" text:outline-level="2">3) Terdapat dikotomi pendidikan, yakni heterogenitas pengetahuan serta penghayatan masing-masing peserta didik,<text:s/></text:h>
      <text:h text:style-name="P402" text:outline-level="2">4) Kurangnya perhatian serta kepedulian dari pemimpin sekolah dan guru terhadap pendidikan agama,</text:h>
      <text:h text:style-name="P403" text:outline-level="2"><text:s/>5) Kekurang mampuan guru agama untuk menghubungkan dengan kehidupan</text:h>
      <text:h text:style-name="P404" text:outline-level="2">6) Masih kurang dalam menanamkan nilai tata krama pada Pelajaran Agama Islam.</text:h>
      <text:h text:style-name="P405" text:outline-level="2"><text:span text:style-name="T406"><text:s/>Apabila faktor-faktor tesebut dapat ditangani dengan baik, maka masyarakat akan lebih memperhatikan pendidikan agama untuk anak-anaknya. Perjalanan yang dilalui oleh pendidikan Agama dan Sistem Pendidikan Nasional disusun sejak 1945-1989 kemudian tertuang dalam UU nomor 2 tahun 1989, hal ini merupakan upaya dalam mengintegrasikan pendidikan Islam dengan pendidikan umum. Lembaga pendidikan harus dimiliki dalam usaha mengembangkan pendidikan Islam agar dapat menjadi lahan yang subur untuk menyemaikan bibit atau generasi yang baru. Dengan adanya pendidikan Islam diharapkan mampu melepaskan kekangan serta belenggu bagi peserta didik, indra dan juga perasaan dari peserta didik dibangkitkan untuk menjadi alat berfikir serta bekal ilmu pengetahuan</text:span><text:span text:style-name="T407"><text:note text:note-class="footnote" text:id="_ftn17"><text:note-citation>18</text:note-citation><text:note-body><text:p text:style-name="FootnoteText"><text:bookmark-end text:name="_Hlk195817273"/><text:s/><text:bookmark-start text:name="_Hlk195817292"/><text:bookmark-start text:name="_Hlk195817293"/><text:span text:style-name="T408">Fedry Saputra, “Sejarah Pertumbuhan Dan Perkembangan Pendidikan Islam Di Indonesia.” Al-Hikmah: Jurnal Pendidikan Dan Pendidikan Agama Islam3, no. 1 (2021): 98–108</text:span><text:bookmark-end text:name="_Hlk195817292"/><text:bookmark-end text:name="_Hlk195817293"/></text:p></text:note-body></text:note></text:span></text:h>
      <text:h text:style-name="P409" text:outline-level="1"/>
      <text:h text:style-name="P410" text:outline-level="1"><text:span text:style-name="T411">PENUTUP</text:span></text:h>
      <text:h text:style-name="P412" text:outline-level="2">Pendidikan Islam pada masa orde lama dan orde baru memiliki kekurangan dan kelebihan masing-masing. Pada awal pasca Indonesia merdeka, intelegensi rakyat sangat<text:s/><text:soft-page-break/>tertinggal dikarenakan adanya sikap diskriminasi dari pemerintah Belanda dan Fatwa Ulama yang melarang rakyat untuk mengikuti Pendidikan modern karena hal itu dianggap bentuk dari penyelewengan agama.<text:s/></text:h>
      <text:h text:style-name="P413" text:outline-level="2">Saat era orde lama dimulai, pemerintah mulai memperhatikan Pendidikan Islam dengan memasukkannya pada sekolah-sekolah baik negeri ataupun swasta. Hal ini tentunya menjadi sebuah oase bagi kaum muslim dalam mengembangkan Pendidikan Islam. Namun demikian pada kenyatannya Pendidikan Islam tidak sepenuhnya dapat dimasukkan pada sekolah-sekolah karena terdapat kebijakan dari pemerintah bahwa orang tua ataupun siswa yang merasa keberatan diberikan Pendidikan agama maka dapat menolaknya.</text:h>
      <text:h text:style-name="P414" text:outline-level="2">Pada akhir pemerintahan orde lama yakni pada tahun 1965 baru muncul kesadaran terhadap masalah Pendidikan Islam. Kebijakan baru dicanangkan oleh kementrian agama yaitu dengan melaksanakan jenis Pendidikan serta pengajaran Islam dalam bentuk Pesantren Indonesia Klasik, Madrasah Diniyah, Madrasah Swasta, Madrasah Ibtidaiyah Negeri dan Institut Agama Islam Negeri (IAIN).<text:s/></text:h>
      <text:h text:style-name="P415" text:outline-level="2">Selanjutnya pembinaan terhadap kualitas madrasah dilakukan oleh pemerintah era orde baru dengan dituangkan pada Surat Keputusan Bersama (SKB) 3 Menteri pada 24 Maret 1974. Kebijakan ini diikuti oleh sekolah kecil (inpres) sehingga mampu menghidupkan madrasah-madrasah. Ditambah lagi dengan adanya subsidi bantuan dari pemerintah dalam merehab bangunan maka pesantren juga mulai mendirikan madrasah sendiri.</text:h>
      <text:h text:style-name="P416" text:outline-level="2"><text:s/>Dengan semakin suburnya pertumbuhan madrasah, ternyata sekolah inpres justru menjadi saingan bagi madrasah. Sekolah inpres dianggap lebih terjangkau biayanya sehingga rakyat lebih memilih menyekolahkan anaknya di sekolah inpres. Pada saat itulah akhirnya madrasah menjadi mati dan merubah statusnya menjadi negeri.</text:h>
      <text:h text:style-name="P417" text:outline-level="2"><text:s/>Pada saat bulan Ramadhan umat muslim yang melaksanakan ibadah puasa dahulunya diberikan liburan selama sebulan penuh, namun pada tahun 1978 kebijakan tersebut ditiadakan dan dirubah menjadi 10 hari yakni 3 hari pertama pada bulan Ramadhan dan 7 hari setelah idul fitri. Pada 23 Mei 1988 muncul RUU PN yang dianggap mensekulerkan Pendidikan oleh umat Islam. Hal ini karena pelajaran agama tidak dimasukkan ke dalam kurikulum, melainkan hanya sebagai pendidikan informal yakni dilaksanakan dalam keluarga masing-masing.Dengan adanya RUU PN tersebut para tokoh Islam melakukan negosiasi sehingga pada Maret 1989 RUU tersebut diberlakukan menjadi UU Pendidikan Nasional No 2. 1989.<text:s/></text:h>
      <text:soft-page-break/>
      <text:h text:style-name="P418" text:outline-level="1"><text:span text:style-name="T419">Pengakuan penuh orde baru mengenai madrasah merupakan bagian penting dari Sistem Pendidikan Nasional terjadi pada tahun 80-90an. Dalam hal ini madrasah mulai menggunakan kurikulum nasional seperti sekolah pada umumnya. Akan tetapi meskipun sistem sudah kuat ternyata pelaksanaan pendidikan agama masih kurang maksimal.Hal ini dikarenakan kurangnya jumlah jam pelajaran agama, adanya perbedaan pengetahuan dan penghayatan dari siswa, kurangnya perhatian dan kepedulian dari pimpinan maupun gurunya, kurangnya kemampuan guru agama dalam mengaitkan pembelajaran dengan kehidupan dan kurangnya penanaman nilai dan tata krama kepada siswa.<text:s/></text:span>terkait celah yang belum dikaji oleh penelitian Anda sehingga ada saran atau gambaran terkait kajian/penelitian yang sebaiknya dikaji oleh peneliti selanjutnya.</text:h>
      <text:h text:style-name="P420" text:outline-level="1"/>
      <text:h text:style-name="P421" text:outline-level="1"><text:span text:style-name="T422">DAFTAR RUJUKAN</text:span></text:h>
      <text:p text:style-name="P423">Daeng Pawero, A. M. V. (2018). Analisis Kritis Kebijakan Kurikulum Antara KBK, KTSP,</text:p>
      <text:p text:style-name="P424">dan K-13. Jurnal Ilmiah Iqra’, 12(1), 42. https://doi.org/10.30984/jii.v12i1.889</text:p>
      <text:p text:style-name="P425">Fajar Almahmudi,”Kebijakan Pendidikan Islam pada orde lama”, Jurnal wawasan sarjana,Vol.2</text:p>
      <text:p text:style-name="P426">Fedry Saputra, “Sejarah Pertumbuhan Dan Perkembangan Pendidikan Islam Di Indonesia.” Al-Hikmah: Jurnal Pendidikan Dan Pendidikan Agama Islam3, no. 1 (2021):<text:s/></text:p>
      <text:p text:style-name="P427">Fuad Jabali dan Jamhari, IAIN &amp; Modernisasi Islam di Indonesia, (Jakarta: UIN Jakarta Press, 2003)</text:p>
      <text:p text:style-name="P428">Jaja Sudarno, Menteri Agama Dari Masa Ke Masa. (Bengkulu: Kemenag.go.id, 2018). https://bengkulu.kemenag.go.id/artikel/42866-menteri-agama-dari-masa-ke-masa</text:p>
      <text:p text:style-name="P429">Kompas. Latar Belakang Lahirnya Orde Baru(KOMPAS.com, 2022). https://www.kompas.com/stori/read/2022/01/04/090000779/latar-belakang-lahirnya-orde-baru?page=all</text:p>
      <text:p text:style-name="P430">Listiana, H. (2013). Dinamika Politik Pendidikan Guru Agama Islam Pada Masa Orde Lama. Jurnal Pendidikan Agama Islam,</text:p>
      <text:p text:style-name="P431">Lukis Alam, “Kontestasi Kebijakan Pendidikan Islam di Era Orde Baru dan Reformasi,” Ruhana: IslamicEducation Journal 3, no. 2 (2020)</text:p>
      <text:p text:style-name="P432">Marlina, “Pengaruh Zeitgeist Terhadap Muatan Sejarah di Buku Teks Pelajaran Sejarah SMA Kurikulum 1975-2004,” Indonesian Journal of History Education4, no. 1 (2016)</text:p>
      <text:p text:style-name="P433">Mudzakkir.“Pendidikan Islam Masa Orde Lama Dan Orde Baru.” Jurnal Al Fatih (2015).</text:p>
      <text:p text:style-name="P434">Muh. Aidil Sudarmono, “Tinjauan Sejarah Pendidikan Islam Masa Orde Lama,” Kreatif : Jurnal Pemikiran Pendidikan Agama Islam18, no. 1 (2020)</text:p>
      <text:soft-page-break/>
      <text:p text:style-name="P435">Muzammil, As’ad. “Kebijakan Pemerintah Dalam Bidang Pendidikan Dari Orde Lama</text:p>
      <text:p text:style-name="P436">Nata, Abuddin. Sejarah Pendidikan Islam. Jakarta: Rajawali Pers, 2004No.3(2023)Ilmiah Kreatif 18, no. 1 (2020): 17–26.Jakarta: Dermaga, 1980.</text:p>
      <text:p text:style-name="P437">Okto Dellon Sunuraz Putra, Orde Baru(Kemdikbud RI, 2019). Retrieved February 1, 2022, from https://sumber.belajar.kemdikbud.go.id/repos/FileUpload/Orde Baru-BB/index.htmlSampaiOrde Baru (Suatu Tinjauan Historis).” POTENSIA: Jurnal Kependidikan Islam 2, no.</text:p>
      <text:p text:style-name="P438">Sarno Hanipudin, “Pendidikan Islam di Indonesia dari Masa ke Masa,” Matan : Journal of Islam and Muslim Society1, no. 1 (2019): 39. https://doi.org/10.20884/1.matan.2019.1.1.2037</text:p>
      <text:p text:style-name="P439">Sudarsono, “Kebijakan Pendidikan Islam Di Madrasah (Pra Dan Pasca SKB 3 Menteri Tahun 1975 Dan Dalam UU Sisdiknas No 20 Tahun 2003)”. Widya Balina3, no. 2 (2018): 10 -24. https://journal.staidenpasar.ac.id/index.php/wb/article/view/17.</text:p>
      <text:p text:style-name="P440">Sudirman Teba, Islam Orde Baru: Perubahan Politik dan Keagamaan, (Yogyakarta: Tiara Wacana, 1993)</text:p>
      <text:p text:style-name="P441">Yudi Hartono, “Pendidikan Dan Kebijakan Politik (Kajian Reformasi Pendidikan Di Indonesia Masa Orde Lama Hingga Reformasi),” Agastya: Jurnal Sejarah Dan Pembelajarannya6, no. 1 (2016)</text:p>
      <text:p text:style-name="P442"/>
      <text:h text:style-name="P44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HAMECN+TimesNewRoman" svg:font-family="HAMECN+TimesNewRoman" style:font-family-generic="roman" style:font-pitch="variable"/>
    <style:font-face style:name="HAMEHF+TimesNewRoman" svg:font-family="HAMEHF+TimesNewRoman" style:font-family-generic="system" style:font-pitch="variable"/>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Lucida Bright" svg:font-family="Lucida Bright" style:font-family-generic="roman" style:font-pitch="variable"/>
    <style:font-face style:name="Mangal" svg:font-family="Mangal" style:font-family-generic="roman" style:font-pitch="variable" svg:panose-1="0 0 4 0 0 0 0 0 0 0"/>
    <style:font-face style:name="Matura MT Script Capitals" svg:font-family="Matura MT Script Capitals" style:font-family-generic="script" style:font-pitch="variable"/>
    <style:font-face style:name="Arial Rounded" svg:font-family="Arial Rounded" style:font-family-generic="system" style:font-pitch="variable"/>
    <style:font-face style:name="EB Garamond" svg:font-family="EB Garamond"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style:vertical-align="top" fo:margin-top="0.1666in" fo:margin-bottom="0.0416in" style:line-height-at-least="0.0006in"/>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ar" style:country-asian="SA" style:language-complex="ar" style:country-complex="SA" fo:hyphenate="true"/>
    </style:style>
    <style:style style:name="Heading3" style:display-name="Heading 3" style:family="paragraph" style:parent-style-name="Normal" style:default-outline-level="3">
      <style:paragraph-properties style:vertical-align="top" fo:margin-top="0.1944in" fo:margin-bottom="0.1944in" style:line-height-at-least="0.0006in"/>
      <style:text-properties fo:font-weight="bold" style:font-weight-asian="bold" style:font-weight-complex="bold" fo:font-size="13.5pt" style:font-size-asian="13.5pt" style:font-size-complex="13.5pt" style:language-asian="en" style:country-asian="US" style:language-complex="ar" style:country-complex="SA"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default-outline-level="1">
      <style:paragraph-properties fo:widows="2" fo:orphans="2" style:vertical-align="top" style:line-height-at-least="0.0006in"/>
      <style:text-properties style:language-asian="ar" style:country-asian="SA" style:language-complex="ar" style:country-complex="SA" fo:hyphenate="true"/>
    </style:style>
    <style:style style:name="Heading" style:display-name="Heading" style:family="paragraph" style:parent-style-name="Normal" style:next-style-name="Textbody" style:default-outline-level="1">
      <style:paragraph-properties fo:keep-with-next="always" style:vertical-align="top" fo:margin-top="0.1666in" fo:margin-bottom="0.0833in" style:line-height-at-least="0.0006in"/>
      <style:text-properties style:font-name="Arial" style:font-name-asian="MS Mincho" style:font-name-complex="Tahoma" fo:font-size="14pt" style:font-size-asian="14pt" style:font-size-complex="14pt" style:language-asian="ar" style:country-asian="SA" style:language-complex="ar" style:country-complex="SA" fo:hyphenate="true"/>
    </style:style>
    <style:style style:name="Textbody" style:display-name="Text body" style:family="paragraph" style:parent-style-name="Normal" style:default-outline-level="1">
      <style:paragraph-properties style:vertical-align="top" fo:margin-bottom="0.0833in" style:line-height-at-least="0.0006in"/>
      <style:text-properties style:language-asian="ar" style:country-asian="SA" style:language-complex="ar" style:country-complex="SA" fo:hyphenate="true"/>
    </style:style>
    <style:style style:name="List" style:display-name="List" style:family="paragraph" style:parent-style-name="Textbody" style:default-outline-level="1">
      <style:text-properties fo:hyphenate="true"/>
    </style:style>
    <style:style style:name="Caption" style:display-name="Caption" style:family="paragraph" style:parent-style-name="Normal" style:default-outline-level="1">
      <style:paragraph-properties text:number-lines="false" style:vertical-align="top" fo:margin-top="0.0833in" fo:margin-bottom="0.0833in" style:line-height-at-least="0.0006in"/>
      <style:text-properties fo:font-style="italic" style:font-style-asian="italic" style:font-style-complex="italic" style:language-asian="ar" style:country-asian="SA" style:language-complex="ar" style:country-complex="SA" fo:hyphenate="true"/>
    </style:style>
    <style:style style:name="Index" style:display-name="Index" style:family="paragraph" style:parent-style-name="Normal" style:default-outline-level="1">
      <style:paragraph-properties text:number-lines="false" style:vertical-align="top" style:line-height-at-least="0.0006in"/>
      <style:text-properties style:language-asian="ar" style:country-asian="SA" style:language-complex="ar" style:country-complex="SA" fo:hyphenate="tru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authorname" style:display-name="author name" style:family="paragraph" style:parent-style-name="Normal" style:next-style-name="Standard" style:default-outline-level="1">
      <style:paragraph-properties style:vertical-align="top" style:line-height-at-least="0.0006in"/>
      <style:text-properties style:font-name="HAMECN+TimesNewRoman" style:font-name-asian="HAMECN+TimesNewRoman" style:font-name-complex="HAMECN+TimesNewRoman" style:language-asian="ar" style:country-asian="SA" style:language-complex="ar" style:country-complex="SA" fo:hyphenate="true"/>
    </style:style>
    <style:style style:name="authoraffiliation" style:display-name="author affiliation" style:family="paragraph" style:parent-style-name="Normal" style:next-style-name="Standard" style:default-outline-level="1">
      <style:paragraph-properties style:vertical-align="top" style:line-height-at-least="0.0006in"/>
      <style:text-properties style:font-name="HAMECN+TimesNewRoman" style:font-name-asian="HAMECN+TimesNewRoman" style:font-name-complex="HAMECN+TimesNewRoman" style:language-asian="ar" style:country-asian="SA" style:language-complex="ar" style:country-complex="SA" fo:hyphenate="true"/>
    </style:style>
    <style:style style:name="WW-Default" style:display-name="WW-Default" style:family="paragraph" style:default-outline-level="1">
      <style:paragraph-properties fo:widows="2" fo:orphans="2" style:vertical-align="top" style:line-height-at-least="0.0006in"/>
      <style:text-properties style:font-name="HAMEHF+TimesNewRoman" style:font-name-asian="Arial" style:font-name-complex="HAMEHF+TimesNewRoman" fo:color="#000000" style:language-asian="ar" style:country-asian="SA" style:language-complex="ar" style:country-complex="SA" fo:hyphenate="true"/>
    </style:style>
    <style:style style:name="abstract" style:display-name="abstract" style:family="paragraph" style:parent-style-name="WW-Default" style:next-style-name="WW-Default" style:default-outline-level="1">
      <style:text-properties style:font-name-complex="Times New Roman" style:use-window-font-color="true" fo:hyphenate="true"/>
    </style:style>
    <style:style style:name="sectionhead1" style:display-name="section head (1)" style:family="paragraph" style:parent-style-name="WW-Default" style:next-style-name="WW-Default" style:default-outline-level="1">
      <style:text-properties style:font-name-complex="Times New Roman" style:use-window-font-color="true" fo:hyphenate="true"/>
    </style:style>
    <style:style style:name="text" style:display-name="text" style:family="paragraph" style:parent-style-name="WW-Default" style:next-style-name="WW-Default" style:default-outline-level="1">
      <style:text-properties style:font-name-complex="Times New Roman" style:use-window-font-color="true" fo:hyphenate="true"/>
    </style:style>
    <style:style style:name="Head2" style:display-name="Head 2" style:family="paragraph" style:parent-style-name="WW-Default" style:next-style-name="WW-Default" style:default-outline-level="1">
      <style:text-properties style:font-name-complex="Times New Roman" style:use-window-font-color="true" fo:hyphenate="true"/>
    </style:style>
    <style:style style:name="sectionheadnonums" style:display-name="section head (no nums)" style:family="paragraph" style:parent-style-name="WW-Default" style:next-style-name="WW-Default" style:default-outline-level="1">
      <style:text-properties style:font-name="HAMECN+TimesNewRoman" style:font-name-complex="Times New Roman" style:use-window-font-color="true" fo:hyphenate="true"/>
    </style:style>
    <style:style style:name="references" style:display-name="references" style:family="paragraph" style:parent-style-name="WW-Default" style:next-style-name="WW-Default" style:default-outline-level="1">
      <style:text-properties style:font-name="HAMECN+TimesNewRoman" style:font-name-complex="Times New Roman" style:use-window-font-color="true" fo:hyphenate="true"/>
    </style:style>
    <style:style style:name="TableContents" style:display-name="Table Contents" style:family="paragraph" style:parent-style-name="Normal" style:default-outline-level="1">
      <style:paragraph-properties text:number-lines="false" style:vertical-align="top" style:line-height-at-least="0.0006in"/>
      <style:text-properties style:language-asian="ar" style:country-asian="SA" style:language-complex="ar" style:country-complex="SA" fo:hyphenate="true"/>
    </style:style>
    <style:style style:name="TableHeading" style:display-name="Table Heading" style:family="paragraph" style:parent-style-name="TableContents" style:default-outline-level="1">
      <style:paragraph-properties fo:text-align="center"/>
      <style:text-properties fo:font-weight="bold" style:font-weight-asian="bold" style:font-weight-complex="bold" fo:hyphenate="true"/>
    </style:style>
    <style:style style:name="ListParagraph" style:display-name="List Paragraph" style:family="paragraph" style:parent-style-name="Normal" style:default-outline-level="1">
      <style:paragraph-properties style:vertical-align="top" fo:margin-bottom="0.1388in" fo:line-height="115%" fo:margin-left="0.5in">
        <style:tab-stops/>
      </style:paragraph-properties>
      <style:text-properties style:font-name-asian="Calibri" style:font-name-complex="Times New Roman" fo:font-size="11pt" style:font-size-asian="11pt" style:font-size-complex="11pt" style:language-asian="en" style:country-asian="US" style:language-complex="ar" style:country-complex="SA" fo:hyphenate="false"/>
    </style:style>
    <style:style style:name="Header" style:display-name="Header" style:family="paragraph" style:parent-style-name="Normal" style:default-outline-level="1">
      <style:paragraph-properties style:vertical-align="top" style:line-height-at-least="0.0006in">
        <style:tab-stops>
          <style:tab-stop style:type="center" style:position="3.25in"/>
          <style:tab-stop style:type="right" style:position="6.5in"/>
        </style:tab-stops>
      </style:paragraph-properties>
      <style:text-properties style:language-asian="ar" style:country-asian="SA" style:language-complex="ar" style:country-complex="SA" fo:hyphenate="true"/>
    </style:style>
    <style:style style:name="Footer" style:display-name="Footer" style:family="paragraph" style:parent-style-name="Normal" style:default-outline-level="1">
      <style:paragraph-properties style:vertical-align="top" style:line-height-at-least="0.0006in">
        <style:tab-stops>
          <style:tab-stop style:type="center" style:position="3.25in"/>
          <style:tab-stop style:type="right" style:position="6.5in"/>
        </style:tab-stops>
      </style:paragraph-properties>
      <style:text-properties style:language-asian="ar" style:country-asian="SA" style:language-complex="ar" style:country-complex="SA" fo:hyphenate="true"/>
    </style:style>
    <style:style style:name="BalloonText" style:display-name="Balloon Text" style:family="paragraph" style:parent-style-name="Normal" style:default-outline-level="1">
      <style:paragraph-properties style:vertical-align="top" style:line-height-at-least="0.0006in"/>
      <style:text-properties style:font-name="Tahoma" style:font-name-asian="Tahoma" style:font-name-complex="Tahoma" fo:font-size="8pt" style:font-size-asian="8pt" style:font-size-complex="8pt" style:language-asian="ar" style:country-asian="SA" style:language-complex="ar" style:country-complex="SA" fo:hyphenate="true"/>
    </style:style>
    <style:style style:name="Author" style:display-name="Author" style:family="paragraph" style:parent-style-name="Normal" style:default-outline-level="1">
      <style:paragraph-properties fo:text-align="center" style:vertical-align="top" fo:margin-bottom="0.1666in" style:line-height-at-least="0.0006in"/>
      <style:text-properties fo:font-weight="bold" style:font-weight-asian="bold" fo:font-size="10pt" style:font-size-asian="10pt" style:font-size-complex="10pt" style:language-asian="en" style:country-asian="US" style:language-complex="ar" style:country-complex="SA" fo:hyphenate="false"/>
    </style:style>
    <style:style style:name="NormalWeb" style:display-name="Normal (Web)" style:family="paragraph" style:parent-style-name="Normal" style:default-outline-level="1">
      <style:paragraph-properties style:vertical-align="top" fo:margin-top="0.1944in" fo:margin-bottom="0.1944in" style:line-height-at-least="0.0006in"/>
      <style:text-properties fo:language="id" fo:country="ID" style:language-asian="id" style:country-asian="ID" style:language-complex="ar" style:country-complex="SA" fo:hyphenate="false"/>
    </style:style>
    <style:style style:name="Bibliography" style:display-name="Bibliography" style:family="paragraph" style:parent-style-name="Normal" style:next-style-name="Standard" style:default-outline-level="1">
      <style:paragraph-properties style:vertical-align="top" style:line-height-at-least="0.0006in"/>
      <style:text-properties style:language-asian="ar" style:country-asian="SA" style:language-complex="ar" style:country-complex="SA" fo:hyphenate="true"/>
    </style:style>
    <style:style style:name="HTMLPreformatted" style:display-name="HTML Preformatted" style:family="paragraph" style:parent-style-name="Normal" style:default-outline-level="1">
      <style:paragraph-properties style:vertical-align="top" style:line-height-at-least="0.000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style:language-asian="en" style:country-asian="US" style:language-complex="ar" style:country-complex="SA" fo:hyphenate="false"/>
    </style:style>
    <style:style style:name="Footnote" style:display-name="Footnote" style:family="paragraph" style:parent-style-name="Normal" style:default-outline-level="1">
      <style:paragraph-properties style:vertical-align="top" style:line-height-at-least="0.0006in"/>
      <style:text-properties fo:font-size="10pt" style:font-size-asian="10pt" style:font-size-complex="10pt" style:language-asian="ar" style:country-asian="SA" style:language-complex="ar" style:country-complex="SA" fo:hyphenate="tru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Absatz-Standardschriftart" style:display-name="Absatz-Standardschriftart" style:family="text">
      <style:text-properties style:text-scale="100%" style:text-position="0% 100%" style:text-emphasize="none"/>
    </style:style>
    <style:style style:name="FollowedHyperlink" style:display-name="FollowedHyperlink" style:family="text">
      <style:text-properties fo:color="#800080" style:text-scale="100%" style:text-position="0% 100%" style:text-underline-type="single" style:text-underline-style="solid" style:text-underline-width="auto" style:text-underline-mode="continuous" style:text-underline-color="font-color" style:text-emphasize="none"/>
    </style:style>
    <style:style style:name="Internetlink" style:display-name="Internet link" style:family="text">
      <style:text-properties fo:color="#0000FF" style:text-scale="100%" style:text-position="0% 100%" style:text-underline-type="single" style:text-underline-style="solid" style:text-underline-width="auto" style:text-underline-mode="continuous" style:text-underline-color="font-color" style:text-emphasize="none"/>
    </style:style>
    <style:style style:name="HeaderChar" style:display-name="Header Char" style:family="text">
      <style:text-properties style:text-scale="100%" style:text-position="0% 100%" fo:font-size="12pt" style:font-size-asian="12pt" style:font-size-complex="12pt" style:text-emphasize="none" style:language-asian="ar" style:country-asian="SA"/>
    </style:style>
    <style:style style:name="FooterChar" style:display-name="Footer Char" style:family="text">
      <style:text-properties style:text-scale="100%" style:text-position="0% 100%" fo:font-size="12pt" style:font-size-asian="12pt" style:font-size-complex="12pt" style:text-emphasize="none" style:language-asian="ar" style:country-asian="SA"/>
    </style:style>
    <style:style style:name="BalloonTextChar" style:display-name="Balloon Text Char" style:family="text">
      <style:text-properties style:font-name="Tahoma" style:font-name-asian="Tahoma" style:font-name-complex="Tahoma" style:text-scale="100%" style:text-position="0% 100%" fo:font-size="8pt" style:font-size-asian="8pt" style:font-size-complex="8pt" style:text-emphasize="none" style:language-asian="ar" style:country-asian="SA"/>
    </style:style>
    <style:style style:name="HTMLPreformattedChar" style:display-name="HTML Preformatted Char" style:family="text">
      <style:text-properties style:font-name="Courier New" style:font-name-asian="Courier New" style:font-name-complex="Courier New" style:text-scale="100%" style:text-position="0% 100%" style:text-emphasize="none"/>
    </style:style>
    <style:style style:name="UnresolvedMention" style:display-name="Unresolved Mention" style:family="text">
      <style:text-properties fo:color="#605E5C" style:text-scale="100%" style:text-position="0% 100%" fo:background-color="#E1DFDD" style:text-emphasize="none"/>
    </style:style>
    <style:style style:name="FootnoteTextChar" style:display-name="Footnote Text Char" style:family="text">
      <style:text-properties style:text-scale="100%" style:text-position="0% 100%" style:text-emphasize="none" style:language-asian="ar" style:country-asian="SA"/>
    </style:style>
    <style:style style:name="FootnoteSymbol" style:display-name="Footnote Symbol" style:family="text">
      <style:text-properties style:text-scale="100%" style:text-position="super 66.6%" style:text-emphasize="none"/>
    </style:style>
    <style:style style:name="Footnoteanchor" style:display-name="Footnote anchor" style:family="text">
      <style:text-properties style:text-scale="100%" style:text-position="super 66.6%" style:text-emphasize="none"/>
    </style:style>
    <style:style style:name="Strong" style:display-name="Strong" style:family="text">
      <style:text-properties fo:font-weight="bold" style:font-weight-asian="bold" style:font-weight-complex="bold" style:text-scale="100%" style:text-position="0% 100%" style:text-emphasize="none"/>
    </style:style>
    <style:style style:name="apple-converted-space" style:display-name="apple-converted-space" style:family="text">
      <style:text-properties style:text-scale="100%" style:text-position="0% 100%" style:text-emphasize="none"/>
    </style:style>
    <style:style style:name="Heading3Char" style:display-name="Heading 3 Char" style:family="text">
      <style:text-properties fo:font-weight="bold" style:font-weight-asian="bold" style:font-weight-complex="bold" style:text-scale="100%" style:text-position="0% 100%" fo:font-size="13.5pt" style:font-size-asian="13.5pt" style:font-size-complex="13.5pt" style:text-emphasize="none"/>
    </style:style>
    <style:style style:name="Emphasis" style:display-name="Emphasis" style:family="text">
      <style:text-properties fo:font-style="italic" style:font-style-asian="italic" style:font-style-complex="italic" style:text-scale="100%" style:text-position="0% 100%" style:text-emphasize="none"/>
    </style:style>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style:text-scale="100%" style:text-position="0% 100%" fo:font-size="14pt" style:font-size-asian="14pt" style:font-size-complex="14pt" style:text-emphasize="none" style:language-asian="ar" style:country-asian="SA"/>
    </style:style>
    <style:style style:name="ListLabel1" style:display-name="ListLabel 1" style:family="text">
      <style:text-properties style:font-name="Lucida Bright" style:font-name-asian="Lucida Bright" style:font-name-complex="Lucida Bright" fo:color="#000000" style:text-position="0% 100%" fo:font-size="8pt" style:font-size-asian="8pt" style:font-size-complex="8pt" style:text-underline-type="none" style:text-underline-color="font-color"/>
    </style:style>
    <style:style style:name="ListLabel2" style:display-name="ListLabel 2" style:family="text">
      <style:text-properties style:font-name="Lucida Bright" style:font-name-asian="Lucida Bright" style:font-name-complex="Lucida Bright" style:text-position="0% 100%" fo:font-size="10pt" style:font-size-asian="10pt" style:font-size-complex="10pt"/>
    </style:style>
    <style:style style:name="ListLabel3" style:display-name="ListLabel 3" style:family="text">
      <style:text-properties style:text-position="0% 100%"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y2iqfc" style:display-name="y2iqfc" style:family="text" style:parent-style-name="DefaultParagraphFont"/>
    <style:style style:name="FootnoteText" style:display-name="Footnote Text" style:family="paragraph" style:parent-style-name="Normal">
      <style:paragraph-properties style:vertical-align="auto"/>
      <style:text-properties style:language-asian="ar" style:country-asian="SA" fo:hyphenate="true"/>
    </style:style>
    <style:style style:name="FootnoteTextChar1" style:display-name="Footnote Text Char1"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2" style:parent-style-name="Standard" style:family="paragraph">
      <style:paragraph-properties fo:border-top="none" fo:border-left="none" fo:border-bottom="0.0138in solid #538135" fo:border-right="none" fo:padding-top="0in" fo:padding-left="0in" fo:padding-bottom="0.0138in" fo:padding-right="0in" style:shadow="none" fo:text-align="center"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Lucida Bright" style:font-name-asian="Lucida Bright" style:font-name-complex="Lucida Bright" fo:color="#000000" fo:font-size="10pt" style:font-size-asian="10pt" style:font-size-complex="10pt"/>
    </style:style>
    <style:style style:name="T4" style:parent-style-name="DefaultParagraphFont" style:family="text">
      <style:text-properties style:font-name="Lucida Bright" style:font-name-asian="Lucida Bright" style:font-name-complex="Lucida Bright" fo:color="#000000"/>
    </style:style>
    <style:style style:name="T5" style:parent-style-name="DefaultParagraphFont" style:family="text">
      <style:text-properties style:font-name="Lucida Bright" style:font-name-asian="Lucida Bright" style:font-name-complex="Lucida Bright" fo:color="#000000" fo:font-size="10pt" style:font-size-asian="10pt" style:font-size-complex="10pt"/>
    </style:style>
    <style:style style:name="P6"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7" style:parent-style-name="Standard" style:family="paragraph">
      <style:paragraph-properties fo:line-height="100%">
        <style:tab-stops>
          <style:tab-stop style:type="center" style:position="3.25in"/>
          <style:tab-stop style:type="left" style:position="5.6111in"/>
          <style:tab-stop style:type="right" style:position="6.5in"/>
        </style:tab-stops>
      </style:paragraph-properties>
      <style:text-properties style:font-name="Times New Roman" style:font-name-asian="Times New Roman" style:font-name-complex="Times New Roman" fo:color="#000000"/>
    </style:style>
    <style:style style:name="P8" style:parent-style-name="Standard" style:family="paragraph">
      <style:paragraph-properties fo:border-top="none" fo:border-left="none" fo:border-bottom="0.0138in solid #538135" fo:border-right="none" fo:padding-top="0in" fo:padding-left="0in" fo:padding-bottom="0.0138in" fo:padding-right="0in" style:shadow="none" fo:text-align="center" fo:line-height="100%">
        <style:tab-stops>
          <style:tab-stop style:type="center" style:position="3.25in"/>
          <style:tab-stop style:type="right" style:position="6.5in"/>
        </style:tab-stops>
      </style:paragraph-properties>
    </style:style>
    <style:style style:name="T9" style:parent-style-name="DefaultParagraphFont" style:family="text">
      <style:text-properties style:font-name="Lucida Bright" style:font-name-asian="Lucida Bright" style:font-name-complex="Lucida Bright" fo:color="#000000" fo:font-size="10pt" style:font-size-asian="10pt" style:font-size-complex="10pt"/>
    </style:style>
    <style:style style:name="T10" style:parent-style-name="DefaultParagraphFont" style:family="text">
      <style:text-properties style:font-name="Lucida Bright" style:font-name-asian="Lucida Bright" style:font-name-complex="Lucida Bright" fo:color="#000000" fo:font-size="11pt" style:font-size-asian="11pt" style:font-size-complex="11pt"/>
    </style:style>
    <style:style style:name="T11" style:parent-style-name="DefaultParagraphFont" style:family="text">
      <style:text-properties style:font-name="Lucida Bright" style:font-name-asian="Lucida Bright" style:font-name-complex="Lucida Bright" fo:color="#000000"/>
    </style:style>
    <style:style style:name="T12" style:parent-style-name="DefaultParagraphFont" style:family="text">
      <style:text-properties style:font-name="Lucida Bright" style:font-name-asian="Lucida Bright" style:font-name-complex="Lucida Bright" fo:color="#000000" fo:font-size="11pt" style:font-size-asian="11pt" style:font-size-complex="11pt"/>
    </style:style>
    <style:style style:name="T13" style:parent-style-name="DefaultParagraphFont" style:family="text">
      <style:text-properties style:font-name="Lucida Bright" style:font-name-asian="Lucida Bright" style:font-name-complex="Lucida Bright" fo:color="#000000" fo:font-size="10pt" style:font-size-asian="10pt" style:font-size-complex="10pt"/>
    </style:style>
    <style:style style:name="P14"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15" style:parent-style-name="Standard" style:family="paragraph">
      <style:paragraph-properties fo:text-align="end" fo:line-height="100%">
        <style:tab-stops>
          <style:tab-stop style:type="center" style:position="3.25in"/>
          <style:tab-stop style:type="right" style:position="6.5in"/>
        </style:tab-stops>
      </style:paragraph-properties>
    </style:style>
    <style:style style:name="T16" style:parent-style-name="DefaultParagraphFont" style:family="text">
      <style:text-properties style:font-name="Lucida Bright" style:font-name-asian="Lucida Bright" style:font-name-complex="Lucida Bright" fo:font-weight="bold" style:font-weight-asian="bold" fo:color="#000000" fo:font-size="10pt" style:font-size-asian="10pt" style:font-size-complex="10pt"/>
    </style:style>
    <style:style style:name="T17" style:parent-style-name="DefaultParagraphFont" style:family="text">
      <style:text-properties style:font-name="Lucida Bright" style:font-name-asian="Lucida Bright" style:font-name-complex="Lucida Bright" fo:color="#000000" fo:font-size="10pt" style:font-size-asian="10pt" style:font-size-complex="10pt"/>
    </style:style>
    <style:style style:name="T18" style:parent-style-name="DefaultParagraphFont" style:family="text">
      <style:text-properties style:font-name="Lucida Bright" style:font-name-asian="Lucida Bright" style:font-name-complex="Lucida Bright" fo:color="#000000"/>
    </style:style>
    <style:style style:name="T19" style:parent-style-name="DefaultParagraphFont" style:family="text">
      <style:text-properties style:font-name="Times New Roman" style:font-name-asian="Times New Roman" style:font-name-complex="Times New Roman" fo:color="#000000"/>
    </style:style>
    <style:style style:name="P20"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21" style:parent-style-name="Standard" style:family="paragraph">
      <style:paragraph-properties fo:line-height="100%">
        <style:tab-stops>
          <style:tab-stop style:type="center" style:position="3.25in"/>
          <style:tab-stop style:type="right" style:position="6.5in"/>
        </style:tab-stops>
      </style:paragraph-properties>
    </style:style>
    <style:style style:name="T22" style:parent-style-name="DefaultParagraphFont" style:family="text">
      <style:text-properties style:font-name="Times New Roman" style:font-name-asian="Times New Roman" style:font-name-complex="Times New Roman" fo:color="#000000"/>
    </style:style>
    <style:style style:name="T23" style:parent-style-name="DefaultParagraphFont" style:family="text">
      <style:text-properties style:font-name="Lucida Bright" style:font-name-asian="Lucida Bright" style:font-name-complex="Lucida Bright" fo:color="#000000"/>
    </style:style>
    <style:style style:name="T24" style:parent-style-name="DefaultParagraphFont" style:family="text">
      <style:text-properties style:font-name="Lucida Bright" style:font-name-asian="Lucida Bright" style:font-name-complex="Lucida Bright" fo:font-weight="bold" style:font-weight-asian="bold" fo:color="#000000" fo:font-size="10pt" style:font-size-asian="10pt" style:font-size-complex="10pt"/>
    </style:style>
    <style:style style:name="T25" style:parent-style-name="DefaultParagraphFont" style:family="text">
      <style:text-properties style:font-name="Lucida Bright" style:font-name-asian="Lucida Bright" style:font-name-complex="Lucida Bright" fo:color="#000000" fo:font-size="10pt" style:font-size-asian="10pt" style:font-size-complex="10pt"/>
    </style:style>
    <style:style style:name="P26" style:parent-style-name="Standard" style:family="paragraph">
      <style:paragraph-properties fo:line-height="100%">
        <style:tab-stops>
          <style:tab-stop style:type="center" style:position="3.25in"/>
          <style:tab-stop style:type="right" style:position="6.5in"/>
        </style:tab-stops>
      </style:paragraph-properties>
      <style:text-properties style:font-name="Lucida Bright" style:font-name-asian="Lucida Bright" style:font-name-complex="Lucida Bright" fo:color="#000000"/>
    </style:style>
    <style:style style:name="P27" style:parent-style-name="Standard" style:family="paragraph">
      <style:paragraph-properties>
        <style:tab-stops>
          <style:tab-stop style:type="right" style:position="6.2979in"/>
        </style:tab-stops>
      </style:paragraph-properties>
    </style:style>
    <style:style style:name="T28" style:parent-style-name="DefaultParagraphFont" style:family="text">
      <style:text-properties style:font-name="Lucida Bright" style:font-name-asian="Lucida Bright" style:font-name-complex="Lucida Bright" fo:font-size="10pt" style:font-size-asian="10pt" style:font-size-complex="10pt"/>
    </style:style>
    <style:style style:name="T29" style:parent-style-name="DefaultParagraphFont" style:family="text">
      <style:text-properties style:font-name="Lucida Bright" style:font-name-asian="Lucida Bright" style:font-name-complex="Lucida Bright" fo:font-size="11pt" style:font-size-asian="11pt" style:font-size-complex="11pt"/>
    </style:style>
    <style:style style:name="T30" style:parent-style-name="DefaultParagraphFont" style:family="text">
      <style:text-properties style:font-name="Lucida Bright" style:font-name-asian="Lucida Bright" style:font-name-complex="Lucida Bright" fo:font-size="10pt" style:font-size-asian="10pt" style:font-size-complex="10pt"/>
    </style:style>
    <style:style style:name="T31" style:parent-style-name="DefaultParagraphFont" style:family="text">
      <style:text-properties style:font-name="Lucida Bright" style:font-name-asian="Lucida Bright" style:font-name-complex="Lucida Bright" fo:font-size="10pt" style:font-size-asian="10pt" style:font-size-complex="10pt"/>
    </style:style>
    <style:style style:name="P32" style:parent-style-name="Standard" style:family="paragraph">
      <style:paragraph-properties>
        <style:tab-stops>
          <style:tab-stop style:type="right" style:position="6.2979in"/>
        </style:tab-stops>
      </style:paragraph-properties>
    </style:style>
    <style:style style:name="T33" style:parent-style-name="DefaultParagraphFont" style:family="text">
      <style:text-properties style:font-name="Lucida Bright" style:font-name-asian="Lucida Bright" style:font-name-complex="Lucida Bright" fo:font-size="10pt" style:font-size-asian="10pt" style:font-size-complex="10pt"/>
    </style:style>
    <style:style style:name="T34" style:parent-style-name="DefaultParagraphFont" style:family="text">
      <style:text-properties fo:font-size="10pt" style:font-size-asian="10pt" style:font-size-complex="10pt"/>
    </style:style>
    <style:style style:name="T35" style:parent-style-name="DefaultParagraphFont" style:family="text">
      <style:text-properties style:font-name="Lucida Bright" style:font-name-asian="Lucida Bright" style:font-name-complex="Lucida Bright" fo:font-size="10pt" style:font-size-asian="10pt" style:font-size-complex="10pt"/>
    </style:style>
    <style:style style:name="T36" style:parent-style-name="DefaultParagraphFont" style:family="text">
      <style:text-properties style:font-name="Lucida Bright" style:font-name-asian="Lucida Bright" style:font-name-complex="Lucida Bright" fo:font-size="10pt" style:font-size-asian="10pt" style:font-size-complex="10pt"/>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margin-left="0.0138in">
        <style:tab-stops/>
      </style:paragraph-properties>
    </style:style>
    <style:style style:name="T40" style:parent-style-name="DefaultParagraphFont" style:family="text">
      <style:text-properties fo:font-size="10pt" style:font-size-asian="10pt" style:font-size-complex="10pt"/>
    </style:style>
    <style:style style:name="P41" style:parent-style-name="Standard" style:family="paragraph">
      <style:paragraph-properties fo:margin-left="0.0138in">
        <style:tab-stops/>
      </style:paragraph-properties>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P44" style:parent-style-name="Standard" style:family="paragraph">
      <style:paragraph-properties fo:margin-left="0.0138in">
        <style:tab-stops/>
      </style:paragraph-properties>
      <style:text-properties fo:font-size="7pt" style:font-size-asian="7pt" style:font-size-complex="7pt"/>
    </style:style>
    <style:style style:name="P45" style:parent-style-name="Standard" style:family="paragraph">
      <style:paragraph-properties fo:text-align="end" fo:margin-top="0.0416in" fo:line-height="100%" fo:margin-left="1.0201in">
        <style:tab-stops/>
      </style:paragraph-properties>
    </style:style>
    <style:style style:name="T46" style:parent-style-name="DefaultParagraphFont" style:family="text">
      <style:text-properties style:font-name="Lucida Bright" style:font-name-asian="Lucida Bright" style:font-name-complex="Lucida Bright" fo:font-weight="bold" style:font-weight-asian="bold" fo:font-size="10pt" style:font-size-asian="10pt" style:font-size-complex="10pt"/>
    </style:style>
    <style:style style:name="T47" style:parent-style-name="DefaultParagraphFont" style:family="text">
      <style:text-properties style:font-name="Lucida Bright" style:font-name-asian="Lucida Bright" style:font-name-complex="Lucida Bright" fo:font-size="10pt" style:font-size-asian="10pt" style:font-size-complex="10pt"/>
    </style:style>
    <style:style style:name="T48" style:parent-style-name="DefaultParagraphFont" style:family="text">
      <style:text-properties style:font-name="Lucida Bright" style:font-name-asian="Lucida Bright" style:font-name-complex="Lucida Bright"/>
    </style:style>
    <style:style style:name="P49" style:parent-style-name="Standard" style:family="paragraph">
      <style:paragraph-properties fo:text-align="end" fo:margin-top="0.0416in" fo:line-height="100%" fo:margin-left="1.0201in">
        <style:tab-stops/>
      </style:paragraph-properties>
    </style:style>
    <style:page-layout style:name="PL1">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T55" style:parent-style-name="DefaultParagraphFont" style:family="text">
      <style:text-properties style:font-name="Times New Roman" style:font-name-complex="Times New Roman" style:font-weight-complex="bold" fo:font-size="10pt" style:font-size-asian="10pt" style:font-size-complex="10pt"/>
    </style:style>
    <style:style style:name="T56" style:parent-style-name="DefaultParagraphFont" style:family="text">
      <style:text-properties style:font-name="Times New Roman" style:font-name-complex="Times New Roman" style:font-weight-complex="bold" fo:font-size="10pt" style:font-size-asian="10pt" style:font-size-complex="10pt"/>
    </style:style>
    <style:style style:name="P57" style:parent-style-name="Standard" style:family="paragraph">
      <style:paragraph-properties fo:border-top="none" fo:border-left="none" fo:border-bottom="0.0138in solid #538135" fo:border-right="none" fo:padding-top="0in" fo:padding-left="0in" fo:padding-bottom="0.0138in" fo:padding-right="0in" style:shadow="none" fo:line-height="100%">
        <style:tab-stops>
          <style:tab-stop style:type="center" style:position="3.25in"/>
          <style:tab-stop style:type="right" style:position="6.5in"/>
        </style:tab-stops>
      </style:paragraph-properties>
    </style:style>
    <style:style style:name="P58"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59" style:parent-style-name="Standard" style:family="paragraph">
      <style:paragraph-properties fo:line-height="100%">
        <style:tab-stops>
          <style:tab-stop style:type="center" style:position="3.25in"/>
          <style:tab-stop style:type="left" style:position="5.6111in"/>
          <style:tab-stop style:type="right" style:position="6.5in"/>
        </style:tab-stops>
      </style:paragraph-properties>
      <style:text-properties style:font-name="Times New Roman" style:font-name-asian="Times New Roman" style:font-name-complex="Times New Roman" fo:color="#000000"/>
    </style:style>
    <style:style style:name="P60" style:parent-style-name="Standard" style:family="paragraph">
      <style:paragraph-properties fo:border-top="none" fo:border-left="none" fo:border-bottom="0.0138in solid #538135" fo:border-right="none" fo:padding-top="0in" fo:padding-left="0in" fo:padding-bottom="0.0138in" fo:padding-right="0in" style:shadow="none" fo:text-align="center" fo:line-height="100%">
        <style:tab-stops>
          <style:tab-stop style:type="center" style:position="3.25in"/>
          <style:tab-stop style:type="right" style:position="6.5in"/>
        </style:tab-stops>
      </style:paragraph-properties>
    </style:style>
    <style:style style:name="T61" style:parent-style-name="DefaultParagraphFont" style:family="text">
      <style:text-properties style:font-name="Lucida Bright" style:font-name-asian="Lucida Bright" style:font-name-complex="Lucida Bright" fo:color="#000000" fo:font-size="10pt" style:font-size-asian="10pt" style:font-size-complex="10pt"/>
    </style:style>
    <style:style style:name="T62" style:parent-style-name="DefaultParagraphFont" style:family="text">
      <style:text-properties style:font-name="Lucida Bright" style:font-name-asian="Lucida Bright" style:font-name-complex="Lucida Bright" fo:color="#000000" fo:font-size="11pt" style:font-size-asian="11pt" style:font-size-complex="11pt"/>
    </style:style>
    <style:style style:name="T63" style:parent-style-name="DefaultParagraphFont" style:family="text">
      <style:text-properties style:font-name="Lucida Bright" style:font-name-asian="Lucida Bright" style:font-name-complex="Lucida Bright" fo:color="#000000"/>
    </style:style>
    <style:style style:name="T64" style:parent-style-name="DefaultParagraphFont" style:family="text">
      <style:text-properties style:font-name="Lucida Bright" style:font-name-asian="Lucida Bright" style:font-name-complex="Lucida Bright" fo:color="#000000" fo:font-size="11pt" style:font-size-asian="11pt" style:font-size-complex="11pt"/>
    </style:style>
    <style:style style:name="T65" style:parent-style-name="DefaultParagraphFont" style:family="text">
      <style:text-properties style:font-name="Lucida Bright" style:font-name-asian="Lucida Bright" style:font-name-complex="Lucida Bright" fo:color="#000000" fo:font-size="10pt" style:font-size-asian="10pt" style:font-size-complex="10pt"/>
    </style:style>
    <style:style style:name="P66"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67" style:parent-style-name="Standard" style:family="paragraph">
      <style:paragraph-properties fo:text-align="end" fo:line-height="100%">
        <style:tab-stops>
          <style:tab-stop style:type="center" style:position="3.25in"/>
          <style:tab-stop style:type="right" style:position="6.5in"/>
        </style:tab-stops>
      </style:paragraph-properties>
    </style:style>
    <style:style style:name="T68" style:parent-style-name="DefaultParagraphFont" style:family="text">
      <style:text-properties style:font-name="Lucida Bright" style:font-name-asian="Lucida Bright" style:font-name-complex="Lucida Bright" fo:font-weight="bold" style:font-weight-asian="bold" fo:color="#000000" fo:font-size="10pt" style:font-size-asian="10pt" style:font-size-complex="10pt"/>
    </style:style>
    <style:style style:name="T69" style:parent-style-name="DefaultParagraphFont" style:family="text">
      <style:text-properties style:font-name="Lucida Bright" style:font-name-asian="Lucida Bright" style:font-name-complex="Lucida Bright" fo:color="#000000" fo:font-size="10pt" style:font-size-asian="10pt" style:font-size-complex="10pt"/>
    </style:style>
    <style:style style:name="T70" style:parent-style-name="DefaultParagraphFont" style:family="text">
      <style:text-properties style:font-name="Lucida Bright" style:font-name-asian="Lucida Bright" style:font-name-complex="Lucida Bright" fo:color="#000000"/>
    </style:style>
    <style:style style:name="T71" style:parent-style-name="DefaultParagraphFont" style:family="text">
      <style:text-properties style:font-name="Times New Roman" style:font-name-asian="Times New Roman" style:font-name-complex="Times New Roman" fo:color="#000000"/>
    </style:style>
    <style:style style:name="P72" style:parent-style-name="Standard" style:family="paragraph">
      <style:paragraph-properties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style:style>
    <style:style style:name="P73" style:parent-style-name="Standard" style:family="paragraph">
      <style:paragraph-properties fo:line-height="100%">
        <style:tab-stops>
          <style:tab-stop style:type="center" style:position="3.25in"/>
          <style:tab-stop style:type="right" style:position="6.5in"/>
        </style:tab-stops>
      </style:paragraph-properties>
    </style:style>
    <style:style style:name="T74" style:parent-style-name="DefaultParagraphFont" style:family="text">
      <style:text-properties style:font-name="Times New Roman" style:font-name-asian="Times New Roman" style:font-name-complex="Times New Roman" fo:color="#000000"/>
    </style:style>
    <style:style style:name="T75" style:parent-style-name="DefaultParagraphFont" style:family="text">
      <style:text-properties style:font-name="Lucida Bright" style:font-name-asian="Lucida Bright" style:font-name-complex="Lucida Bright" fo:color="#000000"/>
    </style:style>
    <style:style style:name="T76" style:parent-style-name="DefaultParagraphFont" style:family="text">
      <style:text-properties style:font-name="Lucida Bright" style:font-name-asian="Lucida Bright" style:font-name-complex="Lucida Bright" fo:font-weight="bold" style:font-weight-asian="bold" fo:color="#000000" fo:font-size="10pt" style:font-size-asian="10pt" style:font-size-complex="10pt"/>
    </style:style>
    <style:style style:name="T77" style:parent-style-name="DefaultParagraphFont" style:family="text">
      <style:text-properties style:font-name="Lucida Bright" style:font-name-asian="Lucida Bright" style:font-name-complex="Lucida Bright" fo:color="#000000" fo:font-size="10pt" style:font-size-asian="10pt" style:font-size-complex="10pt"/>
    </style:style>
    <style:style style:name="P78" style:parent-style-name="Standard" style:family="paragraph">
      <style:paragraph-properties fo:line-height="100%">
        <style:tab-stops>
          <style:tab-stop style:type="center" style:position="3.25in"/>
          <style:tab-stop style:type="right" style:position="6.5in"/>
        </style:tab-stops>
      </style:paragraph-properties>
      <style:text-properties style:font-name="Lucida Bright" style:font-name-asian="Lucida Bright" style:font-name-complex="Lucida Bright" fo:color="#000000"/>
    </style:style>
    <style:style style:name="P79" style:parent-style-name="Standard" style:family="paragraph">
      <style:paragraph-properties>
        <style:tab-stops>
          <style:tab-stop style:type="right" style:position="6.2979in"/>
        </style:tab-stops>
      </style:paragraph-properties>
    </style:style>
    <style:style style:name="T80" style:parent-style-name="DefaultParagraphFont" style:family="text">
      <style:text-properties style:font-name="Lucida Bright" style:font-name-asian="Lucida Bright" style:font-name-complex="Lucida Bright" fo:font-size="10pt" style:font-size-asian="10pt" style:font-size-complex="10pt"/>
    </style:style>
    <style:style style:name="T81" style:parent-style-name="DefaultParagraphFont" style:family="text">
      <style:text-properties style:font-name="Lucida Bright" style:font-name-asian="Lucida Bright" style:font-name-complex="Lucida Bright" fo:font-size="11pt" style:font-size-asian="11pt" style:font-size-complex="11pt"/>
    </style:style>
    <style:style style:name="T82" style:parent-style-name="DefaultParagraphFont" style:family="text">
      <style:text-properties style:font-name="Lucida Bright" style:font-name-asian="Lucida Bright" style:font-name-complex="Lucida Bright" fo:font-size="10pt" style:font-size-asian="10pt" style:font-size-complex="10pt"/>
    </style:style>
    <style:style style:name="T83" style:parent-style-name="DefaultParagraphFont" style:family="text">
      <style:text-properties style:font-name="Lucida Bright" style:font-name-asian="Lucida Bright" style:font-name-complex="Lucida Bright" fo:font-size="10pt" style:font-size-asian="10pt" style:font-size-complex="10pt"/>
    </style:style>
    <style:style style:name="P84" style:parent-style-name="Standard" style:family="paragraph">
      <style:paragraph-properties>
        <style:tab-stops>
          <style:tab-stop style:type="right" style:position="6.2979in"/>
        </style:tab-stops>
      </style:paragraph-properties>
    </style:style>
    <style:style style:name="T85" style:parent-style-name="DefaultParagraphFont" style:family="text">
      <style:text-properties style:font-name="Lucida Bright" style:font-name-asian="Lucida Bright" style:font-name-complex="Lucida Bright"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style:font-name="Lucida Bright" style:font-name-asian="Lucida Bright" style:font-name-complex="Lucida Bright" fo:font-size="10pt" style:font-size-asian="10pt" style:font-size-complex="10pt"/>
    </style:style>
    <style:style style:name="T88" style:parent-style-name="DefaultParagraphFont" style:family="text">
      <style:text-properties style:font-name="Lucida Bright" style:font-name-asian="Lucida Bright" style:font-name-complex="Lucida Bright" fo:font-size="10pt" style:font-size-asian="10pt" style:font-size-complex="10pt"/>
    </style:style>
    <style:style style:name="P89" style:parent-style-name="Standard" style:family="paragraph">
      <style:paragraph-properties fo:text-align="center"/>
    </style:style>
    <style:style style:name="P90" style:parent-style-name="Standard" style:family="paragraph">
      <style:paragraph-properties fo:margin-left="0.0138in">
        <style:tab-stops/>
      </style:paragraph-properties>
    </style:style>
    <style:style style:name="T91" style:parent-style-name="DefaultParagraphFont" style:family="text">
      <style:text-properties fo:font-size="10pt" style:font-size-asian="10pt" style:font-size-complex="10pt"/>
    </style:style>
    <style:style style:name="P92" style:parent-style-name="Standard" style:family="paragraph">
      <style:paragraph-properties fo:margin-left="0.0138in">
        <style:tab-stops/>
      </style:paragraph-properties>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size="10pt" style:font-size-asian="10pt" style:font-size-complex="10pt"/>
    </style:style>
    <style:style style:name="P95" style:parent-style-name="Standard" style:family="paragraph">
      <style:paragraph-properties fo:margin-left="0.0138in">
        <style:tab-stops/>
      </style:paragraph-properties>
      <style:text-properties fo:font-size="7pt" style:font-size-asian="7pt" style:font-size-complex="7pt"/>
    </style:style>
    <style:style style:name="P96" style:parent-style-name="Standard" style:family="paragraph">
      <style:paragraph-properties fo:text-align="end" fo:margin-top="0.0416in" fo:line-height="100%" fo:margin-left="1.0201in">
        <style:tab-stops/>
      </style:paragraph-properties>
    </style:style>
    <style:style style:name="T97" style:parent-style-name="DefaultParagraphFont" style:family="text">
      <style:text-properties style:font-name="Lucida Bright" style:font-name-asian="Lucida Bright" style:font-name-complex="Lucida Bright" fo:font-weight="bold" style:font-weight-asian="bold" fo:font-size="10pt" style:font-size-asian="10pt" style:font-size-complex="10pt"/>
    </style:style>
    <style:style style:name="T98" style:parent-style-name="DefaultParagraphFont" style:family="text">
      <style:text-properties style:font-name="Lucida Bright" style:font-name-asian="Lucida Bright" style:font-name-complex="Lucida Bright" fo:font-size="10pt" style:font-size-asian="10pt" style:font-size-complex="10pt"/>
    </style:style>
    <style:style style:name="T99" style:parent-style-name="DefaultParagraphFont" style:family="text">
      <style:text-properties style:font-name="Lucida Bright" style:font-name-asian="Lucida Bright" style:font-name-complex="Lucida Bright"/>
    </style:style>
    <style:style style:name="P100" style:parent-style-name="Standard" style:family="paragraph">
      <style:paragraph-properties fo:text-align="end" fo:margin-top="0.0416in" fo:line-height="100%" fo:margin-left="1.0201in">
        <style:tab-stops/>
      </style:paragraph-properties>
    </style:style>
  </office:automatic-styles>
  <office:master-styles>
    <style:master-page style:name="MPF0" style:page-layout-name="PL0">
      <style:header>
        <text:h text:style-name="P2" text:outline-level="1"><text:span text:style-name="T3">Title/Judul …</text:span><text:span text:style-name="T4"><text:s/>|<text:s/></text:span><text:span text:style-name="T5">Authors/Nama Penulis</text:span></text:h>
        <text:h text:style-name="P6" text:outline-level="1"/>
        <text:h text:style-name="P7" text:outline-level="1"/>
      </style:header>
      <style:header-left>
        <text:h text:style-name="P8" text:outline-level="1"><text:span text:style-name="T9">Title/Judul</text:span><text:span text:style-name="T10"><text:s/>…<text:s/></text:span><text:span text:style-name="T11">|</text:span><text:span text:style-name="T12"><text:s/></text:span><text:span text:style-name="T13">Authors/Nama Penulis</text:span></text:h>
        <text:h text:style-name="P14" text:outline-level="1"/>
      </style:header-left>
      <style:footer>
        <text:h text:style-name="P15" text:outline-level="1"><text:span text:style-name="T16">Al-Musannif</text:span><text:span text:style-name="T17">, Vol. x, No. x (Tahun)</text:span><text:span text:style-name="T18"><text:s/>|<text:s/></text:span><text:page-number text:fixed="false">3</text:page-number><text:span text:style-name="T19"><text:s/></text:span></text:h>
        <text:h text:style-name="P20" text:outline-level="1"/>
      </style:footer>
      <style:footer-left>
        <text:h text:style-name="P21" text:outline-level="1"><text:page-number text:fixed="false">2</text:page-number><text:span text:style-name="T22"><text:s/></text:span><text:span text:style-name="T23">|<text:s/></text:span><text:span text:style-name="T24">Al-Musannif</text:span><text:span text:style-name="T25">, Vol. x, No. x (Tahun)</text:span></text:h>
        <text:h text:style-name="P26" text:outline-level="1"/>
      </style:footer-left>
      <style:header-first>
        <text:h text:style-name="P27" text:outline-level="1"><text:span text:style-name="T28">Al-Musannif, Vol. x, No. x (Bulan Tahun): 00–00</text:span><text:span text:style-name="T29"><text:tab/></text:span><text:span text:style-name="T30">p-ISSN<text:s/></text:span><text:a xlink:href="http://u.lipi.go.id/1556116208" office:target-frame-name="_top" xlink:show="replace"><text:span text:style-name="T31">2657-2362</text:span></text:a></text:h>
        <text:h text:style-name="P32" text:outline-level="1"><text:span text:style-name="T33">DOI: https://doi.org/10.5281/xxxxxx.xxxxxxx</text:span><text:span text:style-name="T34"><text:tab/></text:span><text:span text:style-name="T35">e-ISSN<text:s/></text:span><text:a xlink:href="http://u.lipi.go.id/1556179561" office:target-frame-name="_top" xlink:show="replace"><text:span text:style-name="T36">2684-7736</text:span></text:a></text:h>
        <text:h text:style-name="P37" text:outline-level="1"/>
        <text:h text:style-name="P38" text:outline-level="1"/>
      </style:header-first>
      <style:footer-first>
        <text:h text:style-name="P39" text:outline-level="1"><text:span text:style-name="T40">__________________________________________________</text:span></text:h>
        <text:h text:style-name="P41" text:outline-level="1"><text:span text:style-name="T42">© 2020 Al-Musannif | This work is licensed under </text:span><text:a xlink:href="http://creativecommons.org/licenses/by/4.0/" office:target-frame-name="_top" xlink:show="replace"><text:span text:style-name="T43">CC BY 4.0</text:span></text:a></text:h>
        <text:h text:style-name="P44" text:outline-level="1"/>
        <text:h text:style-name="P45" text:outline-level="1"><text:span text:style-name="T46">Al-Musannif</text:span><text:span text:style-name="T47">, Vol. x, No. x (Tahun)</text:span><text:span text:style-name="T48"><text:s/>|</text:span><text:s/><text:page-number text:fixed="false">1</text:page-number></text:h>
        <text:h text:style-name="P49" text:outline-level="1"/>
      </style:footer-first>
    </style:master-page>
    <style:master-page style:name="MPF1" style:page-layout-name="PL1">
      <style:header>
        <text:h text:style-name="Standard" text:outline-level="1"><text:span text:style-name="T55">TRANSFORMASI PENDIDIKAN ISLAM DALAM ORDE LAMA DAN ORDE BARU/</text:span><text:span text:style-name="T56"><text:s/>Muhammad Ribqi Fikriddin, Ifada Retno Ekaningrum</text:span></text:h>
        <text:h text:style-name="P57" text:outline-level="1"/>
        <text:h text:style-name="P58" text:outline-level="1"/>
        <text:h text:style-name="P59" text:outline-level="1"/>
      </style:header>
      <style:header-left>
        <text:h text:style-name="P60" text:outline-level="1"><text:span text:style-name="T61">Title/Judul</text:span><text:span text:style-name="T62"><text:s/>…<text:s/></text:span><text:span text:style-name="T63">|</text:span><text:span text:style-name="T64"><text:s/></text:span><text:span text:style-name="T65">Authors/Nama Penulis</text:span></text:h>
        <text:h text:style-name="P66" text:outline-level="1"/>
      </style:header-left>
      <style:footer>
        <text:h text:style-name="P67" text:outline-level="1"><text:span text:style-name="T68">Al-Musannif</text:span><text:span text:style-name="T69">, Vol. x, No. x (Tahun)</text:span><text:span text:style-name="T70"><text:s/>|<text:s/></text:span><text:page-number text:fixed="false">3</text:page-number><text:span text:style-name="T71"><text:s/></text:span></text:h>
        <text:h text:style-name="P72" text:outline-level="1"/>
      </style:footer>
      <style:footer-left>
        <text:h text:style-name="P73" text:outline-level="1"><text:page-number text:fixed="false">2</text:page-number><text:span text:style-name="T74"><text:s/></text:span><text:span text:style-name="T75">|<text:s/></text:span><text:span text:style-name="T76">Al-Musannif</text:span><text:span text:style-name="T77">, Vol. x, No. x (Tahun)</text:span></text:h>
        <text:h text:style-name="P78" text:outline-level="1"/>
      </style:footer-left>
      <style:header-first>
        <text:h text:style-name="P79" text:outline-level="1"><text:span text:style-name="T80">Al-Musannif, Vol. x, No. x (Bulan Tahun): 00–00</text:span><text:span text:style-name="T81"><text:tab/></text:span><text:span text:style-name="T82">p-ISSN<text:s/></text:span><text:a xlink:href="http://u.lipi.go.id/1556116208" office:target-frame-name="_top" xlink:show="replace"><text:span text:style-name="T83">2657-2362</text:span></text:a></text:h>
        <text:h text:style-name="P84" text:outline-level="1"><text:span text:style-name="T85">DOI: https://doi.org/10.5281/xxxxxx.xxxxxxx</text:span><text:span text:style-name="T86"><text:tab/></text:span><text:span text:style-name="T87">e-ISSN<text:s/></text:span><text:a xlink:href="http://u.lipi.go.id/1556179561" office:target-frame-name="_top" xlink:show="replace"><text:span text:style-name="T88">2684-7736</text:span></text:a></text:h>
        <text:h text:style-name="P89" text:outline-level="1"/>
      </style:header-first>
      <style:footer-first>
        <text:h text:style-name="P90" text:outline-level="1"><text:span text:style-name="T91">__________________________________________________</text:span></text:h>
        <text:h text:style-name="P92" text:outline-level="1"><text:span text:style-name="T93">© 2020 Al-Musannif | This work is licensed under </text:span><text:a xlink:href="http://creativecommons.org/licenses/by/4.0/" office:target-frame-name="_top" xlink:show="replace"><text:span text:style-name="T94">CC BY 4.0</text:span></text:a></text:h>
        <text:h text:style-name="P95" text:outline-level="1"/>
        <text:h text:style-name="P96" text:outline-level="1"><text:span text:style-name="T97">Al-Musannif</text:span><text:span text:style-name="T98">, Vol. x, No. x (Tahun)</text:span><text:span text:style-name="T99"><text:s/>|</text:span><text:s/><text:page-number text:fixed="false">1</text:page-number></text:h>
        <text:h text:style-name="P100" text:outline-level="1"/>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uthor</meta:initial-creator>
    <dc:creator>HP</dc:creator>
    <meta:creation-date>2025-06-23T01:42:00Z</meta:creation-date>
    <dc:date>2025-06-23T01:42:00Z</dc:date>
    <meta:template xlink:href="Normal" xlink:type="simple"/>
    <meta:editing-cycles>2</meta:editing-cycles>
    <meta:editing-duration>PT120S</meta:editing-duration>
    <meta:user-defined meta:name="Mendeley Citation Style_1">http://www.zotero.org/styles/apa</meta:user-defined>
    <meta:user-defined meta:name="Mendeley Document_1">True</meta:user-defined>
    <meta:user-defined meta:name="Mendeley Recent Style Id 0_1">http://www.zotero.org/styles/american-political-science-association</meta:user-defined>
    <meta:user-defined meta:name="Mendeley Recent Style Id 1_1">http://www.zotero.org/styles/apa</meta:user-defined>
    <meta:user-defined meta:name="Mendeley Recent Style Id 2_1">http://www.zotero.org/styles/american-sociological-association</meta:user-defined>
    <meta:user-defined meta:name="Mendeley Recent Style Id 3_1">http://www.zotero.org/styles/chicago-author-date</meta:user-defined>
    <meta:user-defined meta:name="Mendeley Recent Style Id 4_1">http://www.zotero.org/styles/chicago-fullnote-bibliography</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Political Science Association</meta:user-defined>
    <meta:user-defined meta:name="Mendeley Recent Style Name 1_1">American Psychological Association 7th edition</meta:user-defined>
    <meta:user-defined meta:name="Mendeley Recent Style Name 2_1">American Sociological Association 6th edition</meta:user-defined>
    <meta:user-defined meta:name="Mendeley Recent Style Name 3_1">Chicago Manual of Style 17th edition (author-date)</meta:user-defined>
    <meta:user-defined meta:name="Mendeley Recent Style Name 4_1">Chicago Manual of Style 17th edition (full note)</meta:user-defined>
    <meta:user-defined meta:name="Mendeley Recent Style Name 5_1">Cite Them Right 10th edition - Harvard</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8th edition</meta:user-defined>
    <meta:user-defined meta:name="Mendeley Recent Style Name 9_1">Nature</meta:user-defined>
    <meta:user-defined meta:name="Mendeley Unique User Id_1">898d297e-ea44-3c5f-bd51-e196129f8750</meta:user-defined>
    <meta:document-statistic meta:page-count="15" meta:paragraph-count="54" meta:word-count="4054" meta:character-count="27109" meta:row-count="192" meta:non-whitespace-character-count="23109"/>
  </office:meta>
</office:document-meta>
</file>